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uda_global_times_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tice Width 15</text:p>
          </table:table-cell>
          <table:table-cell office:value-type="string" calcext:value-type="string">
            <text:p>Lattice Height 15</text:p>
          </table:table-cell>
          <table:table-cell office:value-type="string" calcext:value-type="string">
            <text:p>Lattice Depth 15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Collide.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7296" calcext:value-type="float">
            <text:p>0.367296</text:p>
          </table:table-cell>
          <table:table-cell/>
        </table:table-row>
        <table:table-row table:style-name="ro1">
          <table:table-cell office:value-type="float" office:value="0.034368" calcext:value-type="float">
            <text:p>0.034368</text:p>
          </table:table-cell>
          <table:table-cell office:value-type="float" office:value="0.390112" calcext:value-type="float">
            <text:p>0.390112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94272" calcext:value-type="float">
            <text:p>0.394272</text:p>
          </table:table-cell>
          <table:table-cell/>
        </table:table-row>
        <table:table-row table:style-name="ro1">
          <table:table-cell office:value-type="float" office:value="0.032896" calcext:value-type="float">
            <text:p>0.032896</text:p>
          </table:table-cell>
          <table:table-cell office:value-type="float" office:value="0.374944" calcext:value-type="float">
            <text:p>0.374944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192" calcext:value-type="float">
            <text:p>0.36192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4384" calcext:value-type="float">
            <text:p>0.364384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4864" calcext:value-type="float">
            <text:p>0.364864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192" calcext:value-type="float">
            <text:p>0.36192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0928" calcext:value-type="float">
            <text:p>0.360928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448" calcext:value-type="float">
            <text:p>0.36448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61056" calcext:value-type="float">
            <text:p>0.361056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2704" calcext:value-type="float">
            <text:p>0.352704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8384" calcext:value-type="float">
            <text:p>0.368384</text:p>
          </table:table-cell>
          <table:table-cell/>
        </table:table-row>
        <table:table-row table:style-name="ro1">
          <table:table-cell office:value-type="float" office:value="0.039168" calcext:value-type="float">
            <text:p>0.039168</text:p>
          </table:table-cell>
          <table:table-cell office:value-type="float" office:value="0.351936" calcext:value-type="float">
            <text:p>0.351936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7152" calcext:value-type="float">
            <text:p>0.357152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4992" calcext:value-type="float">
            <text:p>0.34992</text:p>
          </table:table-cell>
          <table:table-cell/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6352" calcext:value-type="float">
            <text:p>0.356352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9296" calcext:value-type="float">
            <text:p>0.359296</text:p>
          </table:table-cell>
          <table:table-cell/>
        </table:table-row>
        <table:table-row table:style-name="ro1">
          <table:table-cell office:value-type="float" office:value="0.038816" calcext:value-type="float">
            <text:p>0.038816</text:p>
          </table:table-cell>
          <table:table-cell office:value-type="float" office:value="0.364128" calcext:value-type="float">
            <text:p>0.364128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248" calcext:value-type="float">
            <text:p>0.3524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1504" calcext:value-type="float">
            <text:p>0.36150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4112" calcext:value-type="float">
            <text:p>0.354112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3792" calcext:value-type="float">
            <text:p>0.353792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3456" calcext:value-type="float">
            <text:p>0.363456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5264" calcext:value-type="float">
            <text:p>0.355264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7248" calcext:value-type="float">
            <text:p>0.357248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49184" calcext:value-type="float">
            <text:p>0.349184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2848" calcext:value-type="float">
            <text:p>0.36284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0064" calcext:value-type="float">
            <text:p>0.360064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744" calcext:value-type="float">
            <text:p>0.35744</text:p>
          </table:table-cell>
          <table:table-cell/>
        </table:table-row>
        <table:table-row table:style-name="ro1">
          <table:table-cell office:value-type="float" office:value="0.036064" calcext:value-type="float">
            <text:p>0.036064</text:p>
          </table:table-cell>
          <table:table-cell office:value-type="float" office:value="0.369216" calcext:value-type="float">
            <text:p>0.369216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7856" calcext:value-type="float">
            <text:p>0.357856</text:p>
          </table:table-cell>
          <table:table-cell/>
        </table:table-row>
        <table:table-row table:style-name="ro1">
          <table:table-cell office:value-type="float" office:value="0.035744" calcext:value-type="float">
            <text:p>0.035744</text:p>
          </table:table-cell>
          <table:table-cell office:value-type="float" office:value="0.354592" calcext:value-type="float">
            <text:p>0.354592</text:p>
          </table:table-cell>
          <table:table-cell/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2192" calcext:value-type="float">
            <text:p>0.352192</text:p>
          </table:table-cell>
          <table:table-cell/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68064" calcext:value-type="float">
            <text:p>0.36806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1696" calcext:value-type="float">
            <text:p>0.361696</text:p>
          </table:table-cell>
          <table:table-cell/>
        </table:table-row>
        <table:table-row table:style-name="ro1">
          <table:table-cell office:value-type="float" office:value="0.043904" calcext:value-type="float">
            <text:p>0.043904</text:p>
          </table:table-cell>
          <table:table-cell office:value-type="float" office:value="0.360608" calcext:value-type="float">
            <text:p>0.36060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16" calcext:value-type="float">
            <text:p>0.3616</text:p>
          </table:table-cell>
          <table:table-cell/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65568" calcext:value-type="float">
            <text:p>0.365568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3136" calcext:value-type="float">
            <text:p>0.363136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3424" calcext:value-type="float">
            <text:p>0.363424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49792" calcext:value-type="float">
            <text:p>0.349792</text:p>
          </table:table-cell>
          <table:table-cell/>
        </table:table-row>
        <table:table-row table:style-name="ro1">
          <table:table-cell office:value-type="float" office:value="0.034368" calcext:value-type="float">
            <text:p>0.034368</text:p>
          </table:table-cell>
          <table:table-cell office:value-type="float" office:value="0.361984" calcext:value-type="float">
            <text:p>0.361984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71616" calcext:value-type="float">
            <text:p>0.371616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1488" calcext:value-type="float">
            <text:p>0.351488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36" calcext:value-type="float">
            <text:p>0.35936</text:p>
          </table:table-cell>
          <table:table-cell/>
        </table:table-row>
        <table:table-row table:style-name="ro1">
          <table:table-cell office:value-type="float" office:value="0.033696" calcext:value-type="float">
            <text:p>0.033696</text:p>
          </table:table-cell>
          <table:table-cell office:value-type="float" office:value="0.348832" calcext:value-type="float">
            <text:p>0.348832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2064" calcext:value-type="float">
            <text:p>0.35206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6736" calcext:value-type="float">
            <text:p>0.356736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872" calcext:value-type="float">
            <text:p>0.3587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7728" calcext:value-type="float">
            <text:p>0.357728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52" calcext:value-type="float">
            <text:p>0.35952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3408" calcext:value-type="float">
            <text:p>0.353408</text:p>
          </table:table-cell>
          <table:table-cell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360416" calcext:value-type="float">
            <text:p>0.360416</text:p>
          </table:table-cell>
          <table:table-cell/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64672" calcext:value-type="float">
            <text:p>0.364672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77024" calcext:value-type="float">
            <text:p>0.377024</text:p>
          </table:table-cell>
          <table:table-cell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888" calcext:value-type="float">
            <text:p>0.3588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6656" calcext:value-type="float">
            <text:p>0.366656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9648" calcext:value-type="float">
            <text:p>0.35964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9408" calcext:value-type="float">
            <text:p>0.369408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4592" calcext:value-type="float">
            <text:p>0.354592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9936" calcext:value-type="float">
            <text:p>0.359936</text:p>
          </table:table-cell>
          <table:table-cell/>
        </table:table-row>
        <table:table-row table:style-name="ro1">
          <table:table-cell office:value-type="float" office:value="0.039392" calcext:value-type="float">
            <text:p>0.039392</text:p>
          </table:table-cell>
          <table:table-cell office:value-type="float" office:value="0.353632" calcext:value-type="float">
            <text:p>0.353632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248" calcext:value-type="float">
            <text:p>0.353248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144" calcext:value-type="float">
            <text:p>0.36144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0352" calcext:value-type="float">
            <text:p>0.360352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6448" calcext:value-type="float">
            <text:p>0.356448</text:p>
          </table:table-cell>
          <table:table-cell/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5552" calcext:value-type="float">
            <text:p>0.355552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65632" calcext:value-type="float">
            <text:p>0.36563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7024" calcext:value-type="float">
            <text:p>0.357024</text:p>
          </table:table-cell>
          <table:table-cell/>
        </table:table-row>
        <table:table-row table:style-name="ro1">
          <table:table-cell office:value-type="float" office:value="0.039168" calcext:value-type="float">
            <text:p>0.039168</text:p>
          </table:table-cell>
          <table:table-cell office:value-type="float" office:value="0.355712" calcext:value-type="float">
            <text:p>0.355712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1808" calcext:value-type="float">
            <text:p>0.351808</text:p>
          </table:table-cell>
          <table:table-cell/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54656" calcext:value-type="float">
            <text:p>0.354656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2944" calcext:value-type="float">
            <text:p>0.362944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0192" calcext:value-type="float">
            <text:p>0.360192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8336" calcext:value-type="float">
            <text:p>0.358336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272" calcext:value-type="float">
            <text:p>0.36272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872" calcext:value-type="float">
            <text:p>0.359872</text:p>
          </table:table-cell>
          <table:table-cell/>
        </table:table-row>
        <table:table-row table:style-name="ro1">
          <table:table-cell office:value-type="float" office:value="0.035968" calcext:value-type="float">
            <text:p>0.035968</text:p>
          </table:table-cell>
          <table:table-cell office:value-type="float" office:value="0.362112" calcext:value-type="float">
            <text:p>0.362112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1936" calcext:value-type="float">
            <text:p>0.351936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2704" calcext:value-type="float">
            <text:p>0.352704</text:p>
          </table:table-cell>
          <table:table-cell/>
        </table:table-row>
        <table:table-row table:style-name="ro1">
          <table:table-cell office:value-type="float" office:value="0.035744" calcext:value-type="float">
            <text:p>0.035744</text:p>
          </table:table-cell>
          <table:table-cell office:value-type="float" office:value="0.361536" calcext:value-type="float">
            <text:p>0.361536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6448" calcext:value-type="float">
            <text:p>0.35644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9664" calcext:value-type="float">
            <text:p>0.34966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70176" calcext:value-type="float">
            <text:p>0.370176</text:p>
          </table:table-cell>
          <table:table-cell/>
        </table:table-row>
        <table:table-row table:style-name="ro1">
          <table:table-cell office:value-type="float" office:value="0.040064" calcext:value-type="float">
            <text:p>0.040064</text:p>
          </table:table-cell>
          <table:table-cell office:value-type="float" office:value="0.358784" calcext:value-type="float">
            <text:p>0.358784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2592" calcext:value-type="float">
            <text:p>0.362592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3552" calcext:value-type="float">
            <text:p>0.363552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824" calcext:value-type="float">
            <text:p>0.3582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0144" calcext:value-type="float">
            <text:p>0.350144</text:p>
          </table:table-cell>
          <table:table-cell/>
        </table:table-row>
        <table:table-row table:style-name="ro1">
          <table:table-cell office:value-type="float" office:value="0.034144" calcext:value-type="float">
            <text:p>0.034144</text:p>
          </table:table-cell>
          <table:table-cell office:value-type="float" office:value="0.363776" calcext:value-type="float">
            <text:p>0.363776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8304" calcext:value-type="float">
            <text:p>0.358304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16" calcext:value-type="float">
            <text:p>0.361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2464" calcext:value-type="float">
            <text:p>0.362464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4144" calcext:value-type="float">
            <text:p>0.354144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6112" calcext:value-type="float">
            <text:p>0.366112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4336" calcext:value-type="float">
            <text:p>0.354336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1744" calcext:value-type="float">
            <text:p>0.351744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8352" calcext:value-type="float">
            <text:p>0.368352</text:p>
          </table:table-cell>
          <table:table-cell/>
        </table:table-row>
        <table:table-row table:style-name="ro1">
          <table:table-cell office:value-type="float" office:value="0.038464" calcext:value-type="float">
            <text:p>0.038464</text:p>
          </table:table-cell>
          <table:table-cell office:value-type="float" office:value="0.353408" calcext:value-type="float">
            <text:p>0.353408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0848" calcext:value-type="float">
            <text:p>0.350848</text:p>
          </table:table-cell>
          <table:table-cell/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61888" calcext:value-type="float">
            <text:p>0.361888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8048" calcext:value-type="float">
            <text:p>0.358048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4464" calcext:value-type="float">
            <text:p>0.354464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49088" calcext:value-type="float">
            <text:p>0.34908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5232" calcext:value-type="float">
            <text:p>0.355232</text:p>
          </table:table-cell>
          <table:table-cell/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59904" calcext:value-type="float">
            <text:p>0.359904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7232" calcext:value-type="float">
            <text:p>0.37232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4592" calcext:value-type="float">
            <text:p>0.354592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0048" calcext:value-type="float">
            <text:p>0.350048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3888" calcext:value-type="float">
            <text:p>0.353888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65792" calcext:value-type="float">
            <text:p>0.365792</text:p>
          </table:table-cell>
          <table:table-cell/>
        </table:table-row>
        <table:table-row table:style-name="ro1">
          <table:table-cell office:value-type="float" office:value="0.04048" calcext:value-type="float">
            <text:p>0.04048</text:p>
          </table:table-cell>
          <table:table-cell office:value-type="float" office:value="0.354784" calcext:value-type="float">
            <text:p>0.354784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1312" calcext:value-type="float">
            <text:p>0.361312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1968" calcext:value-type="float">
            <text:p>0.35196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736" calcext:value-type="float">
            <text:p>0.3736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4048" calcext:value-type="float">
            <text:p>0.35404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8864" calcext:value-type="float">
            <text:p>0.368864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3024" calcext:value-type="float">
            <text:p>0.353024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70464" calcext:value-type="float">
            <text:p>0.370464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48832" calcext:value-type="float">
            <text:p>0.348832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9584" calcext:value-type="float">
            <text:p>0.359584</text:p>
          </table:table-cell>
          <table:table-cell/>
        </table:table-row>
        <table:table-row table:style-name="ro1">
          <table:table-cell office:value-type="float" office:value="0.040096" calcext:value-type="float">
            <text:p>0.040096</text:p>
          </table:table-cell>
          <table:table-cell office:value-type="float" office:value="0.357664" calcext:value-type="float">
            <text:p>0.357664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70464" calcext:value-type="float">
            <text:p>0.370464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256" calcext:value-type="float">
            <text:p>0.36256</text:p>
          </table:table-cell>
          <table:table-cell/>
        </table:table-row>
        <table:table-row table:style-name="ro1">
          <table:table-cell office:value-type="float" office:value="0.035744" calcext:value-type="float">
            <text:p>0.035744</text:p>
          </table:table-cell>
          <table:table-cell office:value-type="float" office:value="0.364544" calcext:value-type="float">
            <text:p>0.364544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2464" calcext:value-type="float">
            <text:p>0.36246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496" calcext:value-type="float">
            <text:p>0.36496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4848" calcext:value-type="float">
            <text:p>0.354848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6048" calcext:value-type="float">
            <text:p>0.366048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4064" calcext:value-type="float">
            <text:p>0.364064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5456" calcext:value-type="float">
            <text:p>0.355456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8592" calcext:value-type="float">
            <text:p>0.358592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5424" calcext:value-type="float">
            <text:p>0.355424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6416" calcext:value-type="float">
            <text:p>0.356416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5008" calcext:value-type="float">
            <text:p>0.355008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9088" calcext:value-type="float">
            <text:p>0.369088</text:p>
          </table:table-cell>
          <table:table-cell/>
        </table:table-row>
        <table:table-row table:style-name="ro1">
          <table:table-cell office:value-type="float" office:value="0.034304" calcext:value-type="float">
            <text:p>0.034304</text:p>
          </table:table-cell>
          <table:table-cell office:value-type="float" office:value="0.3616" calcext:value-type="float">
            <text:p>0.3616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1264" calcext:value-type="float">
            <text:p>0.351264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4112" calcext:value-type="float">
            <text:p>0.354112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9648" calcext:value-type="float">
            <text:p>0.359648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2656" calcext:value-type="float">
            <text:p>0.36265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7152" calcext:value-type="float">
            <text:p>0.357152</text:p>
          </table:table-cell>
          <table:table-cell/>
        </table:table-row>
        <table:table-row table:style-name="ro1">
          <table:table-cell office:value-type="float" office:value="0.03584" calcext:value-type="float">
            <text:p>0.03584</text:p>
          </table:table-cell>
          <table:table-cell office:value-type="float" office:value="0.362272" calcext:value-type="float">
            <text:p>0.362272</text:p>
          </table:table-cell>
          <table:table-cell/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5904" calcext:value-type="float">
            <text:p>0.35590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4976" calcext:value-type="float">
            <text:p>0.354976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1536" calcext:value-type="float">
            <text:p>0.361536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8816" calcext:value-type="float">
            <text:p>0.358816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5696" calcext:value-type="float">
            <text:p>0.365696</text:p>
          </table:table-cell>
          <table:table-cell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4816" calcext:value-type="float">
            <text:p>0.354816</text:p>
          </table:table-cell>
          <table:table-cell/>
        </table:table-row>
        <table:table-row table:style-name="ro1">
          <table:table-cell office:value-type="float" office:value="0.03728" calcext:value-type="float">
            <text:p>0.03728</text:p>
          </table:table-cell>
          <table:table-cell office:value-type="float" office:value="0.355872" calcext:value-type="float">
            <text:p>0.355872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8208" calcext:value-type="float">
            <text:p>0.358208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61856" calcext:value-type="float">
            <text:p>0.361856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088" calcext:value-type="float">
            <text:p>0.35088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2416" calcext:value-type="float">
            <text:p>0.352416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61088" calcext:value-type="float">
            <text:p>0.361088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696" calcext:value-type="float">
            <text:p>0.35696</text:p>
          </table:table-cell>
          <table:table-cell/>
        </table:table-row>
        <table:table-row table:style-name="ro1">
          <table:table-cell office:value-type="float" office:value="0.04144" calcext:value-type="float">
            <text:p>0.04144</text:p>
          </table:table-cell>
          <table:table-cell office:value-type="float" office:value="0.362304" calcext:value-type="float">
            <text:p>0.362304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7504" calcext:value-type="float">
            <text:p>0.357504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1616" calcext:value-type="float">
            <text:p>0.351616</text:p>
          </table:table-cell>
          <table:table-cell/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856" calcext:value-type="float">
            <text:p>0.35856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8432" calcext:value-type="float">
            <text:p>0.358432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7792" calcext:value-type="float">
            <text:p>0.357792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7504" calcext:value-type="float">
            <text:p>0.357504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5808" calcext:value-type="float">
            <text:p>0.355808</text:p>
          </table:table-cell>
          <table:table-cell/>
        </table:table-row>
        <table:table-row table:style-name="ro1">
          <table:table-cell office:value-type="float" office:value="0.040288" calcext:value-type="float">
            <text:p>0.040288</text:p>
          </table:table-cell>
          <table:table-cell office:value-type="float" office:value="0.360256" calcext:value-type="float">
            <text:p>0.360256</text:p>
          </table:table-cell>
          <table:table-cell/>
        </table:table-row>
        <table:table-row table:style-name="ro1">
          <table:table-cell office:value-type="float" office:value="0.034272" calcext:value-type="float">
            <text:p>0.034272</text:p>
          </table:table-cell>
          <table:table-cell office:value-type="float" office:value="0.3648" calcext:value-type="float">
            <text:p>0.364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4288" calcext:value-type="float">
            <text:p>0.364288</text:p>
          </table:table-cell>
          <table:table-cell/>
        </table:table-row>
        <table:table-row table:style-name="ro1">
          <table:table-cell office:value-type="float" office:value="0.03968" calcext:value-type="float">
            <text:p>0.03968</text:p>
          </table:table-cell>
          <table:table-cell office:value-type="float" office:value="0.354976" calcext:value-type="float">
            <text:p>0.354976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288" calcext:value-type="float">
            <text:p>0.36288</text:p>
          </table:table-cell>
          <table:table-cell/>
        </table:table-row>
        <table:table-row table:style-name="ro1">
          <table:table-cell office:value-type="float" office:value="0.03584" calcext:value-type="float">
            <text:p>0.03584</text:p>
          </table:table-cell>
          <table:table-cell office:value-type="float" office:value="0.363456" calcext:value-type="float">
            <text:p>0.363456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9584" calcext:value-type="float">
            <text:p>0.35958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728" calcext:value-type="float">
            <text:p>0.35728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9584" calcext:value-type="float">
            <text:p>0.359584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4224" calcext:value-type="float">
            <text:p>0.36422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49984" calcext:value-type="float">
            <text:p>0.34998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9808" calcext:value-type="float">
            <text:p>0.35980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1008" calcext:value-type="float">
            <text:p>0.35100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3168" calcext:value-type="float">
            <text:p>0.36316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752" calcext:value-type="float">
            <text:p>0.36752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6832" calcext:value-type="float">
            <text:p>0.356832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0352" calcext:value-type="float">
            <text:p>0.360352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0416" calcext:value-type="float">
            <text:p>0.360416</text:p>
          </table:table-cell>
          <table:table-cell/>
        </table:table-row>
        <table:table-row table:style-name="ro1">
          <table:table-cell office:value-type="float" office:value="0.040096" calcext:value-type="float">
            <text:p>0.040096</text:p>
          </table:table-cell>
          <table:table-cell office:value-type="float" office:value="0.3632" calcext:value-type="float">
            <text:p>0.3632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272" calcext:value-type="float">
            <text:p>0.36272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8496" calcext:value-type="float">
            <text:p>0.358496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6624" calcext:value-type="float">
            <text:p>0.36662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0688" calcext:value-type="float">
            <text:p>0.35068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2768" calcext:value-type="float">
            <text:p>0.352768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2208" calcext:value-type="float">
            <text:p>0.362208</text:p>
          </table:table-cell>
          <table:table-cell/>
        </table:table-row>
        <table:table-row table:style-name="ro1">
          <table:table-cell office:value-type="float" office:value="0.04064" calcext:value-type="float">
            <text:p>0.04064</text:p>
          </table:table-cell>
          <table:table-cell office:value-type="float" office:value="0.37024" calcext:value-type="float">
            <text:p>0.37024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5184" calcext:value-type="float">
            <text:p>0.365184</text:p>
          </table:table-cell>
          <table:table-cell/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55808" calcext:value-type="float">
            <text:p>0.355808</text:p>
          </table:table-cell>
          <table:table-cell/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008" calcext:value-type="float">
            <text:p>0.35008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3312" calcext:value-type="float">
            <text:p>0.353312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7056" calcext:value-type="float">
            <text:p>0.357056</text:p>
          </table:table-cell>
          <table:table-cell/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744" calcext:value-type="float">
            <text:p>0.35744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2576" calcext:value-type="float">
            <text:p>0.35257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7312" calcext:value-type="float">
            <text:p>0.357312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1424" calcext:value-type="float">
            <text:p>0.351424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128" calcext:value-type="float">
            <text:p>0.36128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2048" calcext:value-type="float">
            <text:p>0.362048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312" calcext:value-type="float">
            <text:p>0.35312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8464" calcext:value-type="float">
            <text:p>0.358464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1248" calcext:value-type="float">
            <text:p>0.36124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472" calcext:value-type="float">
            <text:p>0.35472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5008" calcext:value-type="float">
            <text:p>0.355008</text:p>
          </table:table-cell>
          <table:table-cell/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5968" calcext:value-type="float">
            <text:p>0.355968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6016" calcext:value-type="float">
            <text:p>0.366016</text:p>
          </table:table-cell>
          <table:table-cell/>
        </table:table-row>
        <table:table-row table:style-name="ro1">
          <table:table-cell office:value-type="float" office:value="0.039936" calcext:value-type="float">
            <text:p>0.039936</text:p>
          </table:table-cell>
          <table:table-cell office:value-type="float" office:value="0.356352" calcext:value-type="float">
            <text:p>0.356352</text:p>
          </table:table-cell>
          <table:table-cell/>
        </table:table-row>
        <table:table-row table:style-name="ro1">
          <table:table-cell office:value-type="float" office:value="0.039776" calcext:value-type="float">
            <text:p>0.039776</text:p>
          </table:table-cell>
          <table:table-cell office:value-type="float" office:value="0.351168" calcext:value-type="float">
            <text:p>0.351168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0032" calcext:value-type="float">
            <text:p>0.360032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184" calcext:value-type="float">
            <text:p>0.35184</text:p>
          </table:table-cell>
          <table:table-cell/>
        </table:table-row>
        <table:table-row table:style-name="ro1">
          <table:table-cell office:value-type="float" office:value="0.040832" calcext:value-type="float">
            <text:p>0.040832</text:p>
          </table:table-cell>
          <table:table-cell office:value-type="float" office:value="0.355616" calcext:value-type="float">
            <text:p>0.355616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424" calcext:value-type="float">
            <text:p>0.3542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9968" calcext:value-type="float">
            <text:p>0.359968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8848" calcext:value-type="float">
            <text:p>0.358848</text:p>
          </table:table-cell>
          <table:table-cell/>
        </table:table-row>
        <table:table-row table:style-name="ro1">
          <table:table-cell office:value-type="float" office:value="0.037536" calcext:value-type="float">
            <text:p>0.037536</text:p>
          </table:table-cell>
          <table:table-cell office:value-type="float" office:value="0.353376" calcext:value-type="float">
            <text:p>0.353376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4784" calcext:value-type="float">
            <text:p>0.354784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3712" calcext:value-type="float">
            <text:p>0.363712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8304" calcext:value-type="float">
            <text:p>0.358304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704" calcext:value-type="float">
            <text:p>0.36704</text:p>
          </table:table-cell>
          <table:table-cell/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57216" calcext:value-type="float">
            <text:p>0.357216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7056" calcext:value-type="float">
            <text:p>0.357056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008" calcext:value-type="float">
            <text:p>0.37008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8336" calcext:value-type="float">
            <text:p>0.358336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1824" calcext:value-type="float">
            <text:p>0.361824</text:p>
          </table:table-cell>
          <table:table-cell/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60672" calcext:value-type="float">
            <text:p>0.360672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0512" calcext:value-type="float">
            <text:p>0.360512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2208" calcext:value-type="float">
            <text:p>0.362208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54976" calcext:value-type="float">
            <text:p>0.354976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1984" calcext:value-type="float">
            <text:p>0.361984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8144" calcext:value-type="float">
            <text:p>0.358144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9232" calcext:value-type="float">
            <text:p>0.359232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552" calcext:value-type="float">
            <text:p>0.35552</text:p>
          </table:table-cell>
          <table:table-cell/>
        </table:table-row>
        <table:table-row table:style-name="ro1">
          <table:table-cell office:value-type="float" office:value="0.03136" calcext:value-type="float">
            <text:p>0.03136</text:p>
          </table:table-cell>
          <table:table-cell office:value-type="float" office:value="0.35872" calcext:value-type="float">
            <text:p>0.35872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4032" calcext:value-type="float">
            <text:p>0.364032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7296" calcext:value-type="float">
            <text:p>0.367296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6256" calcext:value-type="float">
            <text:p>0.356256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448" calcext:value-type="float">
            <text:p>0.36448</text:p>
          </table:table-cell>
          <table:table-cell/>
        </table:table-row>
        <table:table-row table:style-name="ro1">
          <table:table-cell office:value-type="float" office:value="0.03232" calcext:value-type="float">
            <text:p>0.03232</text:p>
          </table:table-cell>
          <table:table-cell office:value-type="float" office:value="0.35168" calcext:value-type="float">
            <text:p>0.35168</text:p>
          </table:table-cell>
          <table:table-cell/>
        </table:table-row>
        <table:table-row table:style-name="ro1">
          <table:table-cell office:value-type="float" office:value="0.032576" calcext:value-type="float">
            <text:p>0.032576</text:p>
          </table:table-cell>
          <table:table-cell office:value-type="float" office:value="0.351392" calcext:value-type="float">
            <text:p>0.351392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5664" calcext:value-type="float">
            <text:p>0.365664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0768" calcext:value-type="float">
            <text:p>0.360768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28" calcext:value-type="float">
            <text:p>0.3528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1776" calcext:value-type="float">
            <text:p>0.351776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5808" calcext:value-type="float">
            <text:p>0.355808</text:p>
          </table:table-cell>
          <table:table-cell/>
        </table:table-row>
        <table:table-row table:style-name="ro1">
          <table:table-cell office:value-type="float" office:value="0.037184" calcext:value-type="float">
            <text:p>0.037184</text:p>
          </table:table-cell>
          <table:table-cell office:value-type="float" office:value="0.355328" calcext:value-type="float">
            <text:p>0.355328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464" calcext:value-type="float">
            <text:p>0.36464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4928" calcext:value-type="float">
            <text:p>0.364928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72608" calcext:value-type="float">
            <text:p>0.372608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7088" calcext:value-type="float">
            <text:p>0.357088</text:p>
          </table:table-cell>
          <table:table-cell/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56192" calcext:value-type="float">
            <text:p>0.356192</text:p>
          </table:table-cell>
          <table:table-cell/>
        </table:table-row>
        <table:table-row table:style-name="ro1">
          <table:table-cell office:value-type="float" office:value="0.036992" calcext:value-type="float">
            <text:p>0.036992</text:p>
          </table:table-cell>
          <table:table-cell office:value-type="float" office:value="0.357792" calcext:value-type="float">
            <text:p>0.357792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7584" calcext:value-type="float">
            <text:p>0.37584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5984" calcext:value-type="float">
            <text:p>0.365984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112" calcext:value-type="float">
            <text:p>0.36112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8592" calcext:value-type="float">
            <text:p>0.358592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8512" calcext:value-type="float">
            <text:p>0.368512</text:p>
          </table:table-cell>
          <table:table-cell/>
        </table:table-row>
        <table:table-row table:style-name="ro1">
          <table:table-cell office:value-type="float" office:value="0.03232" calcext:value-type="float">
            <text:p>0.03232</text:p>
          </table:table-cell>
          <table:table-cell office:value-type="float" office:value="0.356768" calcext:value-type="float">
            <text:p>0.356768</text:p>
          </table:table-cell>
          <table:table-cell/>
        </table:table-row>
        <table:table-row table:style-name="ro1">
          <table:table-cell office:value-type="float" office:value="0.031104" calcext:value-type="float">
            <text:p>0.031104</text:p>
          </table:table-cell>
          <table:table-cell office:value-type="float" office:value="0.358208" calcext:value-type="float">
            <text:p>0.358208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2288" calcext:value-type="float">
            <text:p>0.352288</text:p>
          </table:table-cell>
          <table:table-cell/>
        </table:table-row>
        <table:table-row table:style-name="ro1">
          <table:table-cell office:value-type="float" office:value="0.032352" calcext:value-type="float">
            <text:p>0.032352</text:p>
          </table:table-cell>
          <table:table-cell office:value-type="float" office:value="0.364768" calcext:value-type="float">
            <text:p>0.364768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8128" calcext:value-type="float">
            <text:p>0.368128</text:p>
          </table:table-cell>
          <table:table-cell/>
        </table:table-row>
        <table:table-row table:style-name="ro1">
          <table:table-cell office:value-type="float" office:value="0.032928" calcext:value-type="float">
            <text:p>0.032928</text:p>
          </table:table-cell>
          <table:table-cell office:value-type="float" office:value="0.370944" calcext:value-type="float">
            <text:p>0.370944</text:p>
          </table:table-cell>
          <table:table-cell/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64704" calcext:value-type="float">
            <text:p>0.364704</text:p>
          </table:table-cell>
          <table:table-cell/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58624" calcext:value-type="float">
            <text:p>0.358624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44" calcext:value-type="float">
            <text:p>0.3544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0544" calcext:value-type="float">
            <text:p>0.360544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3888" calcext:value-type="float">
            <text:p>0.353888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0704" calcext:value-type="float">
            <text:p>0.360704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144" calcext:value-type="float">
            <text:p>0.36144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3008" calcext:value-type="float">
            <text:p>0.363008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1184" calcext:value-type="float">
            <text:p>0.361184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0544" calcext:value-type="float">
            <text:p>0.360544</text:p>
          </table:table-cell>
          <table:table-cell/>
        </table:table-row>
        <table:table-row table:style-name="ro1">
          <table:table-cell office:value-type="float" office:value="0.032608" calcext:value-type="float">
            <text:p>0.032608</text:p>
          </table:table-cell>
          <table:table-cell office:value-type="float" office:value="0.353856" calcext:value-type="float">
            <text:p>0.353856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67744" calcext:value-type="float">
            <text:p>0.367744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6096" calcext:value-type="float">
            <text:p>0.356096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1952" calcext:value-type="float">
            <text:p>0.361952</text:p>
          </table:table-cell>
          <table:table-cell/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58816" calcext:value-type="float">
            <text:p>0.358816</text:p>
          </table:table-cell>
          <table:table-cell/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6304" calcext:value-type="float">
            <text:p>0.36304</text:p>
          </table:table-cell>
          <table:table-cell/>
        </table:table-row>
        <table:table-row table:style-name="ro1">
          <table:table-cell office:value-type="float" office:value="0.03328" calcext:value-type="float">
            <text:p>0.03328</text:p>
          </table:table-cell>
          <table:table-cell office:value-type="float" office:value="0.348544" calcext:value-type="float">
            <text:p>0.348544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6688" calcext:value-type="float">
            <text:p>0.366688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7664" calcext:value-type="float">
            <text:p>0.357664</text:p>
          </table:table-cell>
          <table:table-cell/>
        </table:table-row>
        <table:table-row table:style-name="ro1">
          <table:table-cell office:value-type="float" office:value="0.032192" calcext:value-type="float">
            <text:p>0.032192</text:p>
          </table:table-cell>
          <table:table-cell office:value-type="float" office:value="0.355808" calcext:value-type="float">
            <text:p>0.355808</text:p>
          </table:table-cell>
          <table:table-cell/>
        </table:table-row>
        <table:table-row table:style-name="ro1">
          <table:table-cell office:value-type="float" office:value="0.036672" calcext:value-type="float">
            <text:p>0.036672</text:p>
          </table:table-cell>
          <table:table-cell office:value-type="float" office:value="0.355712" calcext:value-type="float">
            <text:p>0.355712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2816" calcext:value-type="float">
            <text:p>0.362816</text:p>
          </table:table-cell>
          <table:table-cell/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6128" calcext:value-type="float">
            <text:p>0.36128</text:p>
          </table:table-cell>
          <table:table-cell/>
        </table:table-row>
        <table:table-row table:style-name="ro1">
          <table:table-cell office:value-type="float" office:value="0.032192" calcext:value-type="float">
            <text:p>0.032192</text:p>
          </table:table-cell>
          <table:table-cell office:value-type="float" office:value="0.356928" calcext:value-type="float">
            <text:p>0.356928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792" calcext:value-type="float">
            <text:p>0.35792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8016" calcext:value-type="float">
            <text:p>0.358016</text:p>
          </table:table-cell>
          <table:table-cell/>
        </table:table-row>
        <table:table-row table:style-name="ro1">
          <table:table-cell office:value-type="float" office:value="0.031136" calcext:value-type="float">
            <text:p>0.031136</text:p>
          </table:table-cell>
          <table:table-cell office:value-type="float" office:value="0.364768" calcext:value-type="float">
            <text:p>0.364768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8128" calcext:value-type="float">
            <text:p>0.368128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0304" calcext:value-type="float">
            <text:p>0.350304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5968" calcext:value-type="float">
            <text:p>0.355968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0112" calcext:value-type="float">
            <text:p>0.350112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52" calcext:value-type="float">
            <text:p>0.3552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5136" calcext:value-type="float">
            <text:p>0.355136</text:p>
          </table:table-cell>
          <table:table-cell/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55552" calcext:value-type="float">
            <text:p>0.355552</text:p>
          </table:table-cell>
          <table:table-cell/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75488" calcext:value-type="float">
            <text:p>0.375488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63136" calcext:value-type="float">
            <text:p>0.363136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49792" calcext:value-type="float">
            <text:p>0.349792</text:p>
          </table:table-cell>
          <table:table-cell/>
        </table:table-row>
        <table:table-row table:style-name="ro1">
          <table:table-cell office:value-type="float" office:value="0.033824" calcext:value-type="float">
            <text:p>0.033824</text:p>
          </table:table-cell>
          <table:table-cell office:value-type="float" office:value="0.35424" calcext:value-type="float">
            <text:p>0.35424</text:p>
          </table:table-cell>
          <table:table-cell/>
        </table:table-row>
        <table:table-row table:style-name="ro1">
          <table:table-cell office:value-type="float" office:value="0.036128" calcext:value-type="float">
            <text:p>0.036128</text:p>
          </table:table-cell>
          <table:table-cell office:value-type="float" office:value="0.366496" calcext:value-type="float">
            <text:p>0.366496</text:p>
          </table:table-cell>
          <table:table-cell/>
        </table:table-row>
        <table:table-row table:style-name="ro1">
          <table:table-cell office:value-type="float" office:value="0.032192" calcext:value-type="float">
            <text:p>0.032192</text:p>
          </table:table-cell>
          <table:table-cell office:value-type="float" office:value="0.35568" calcext:value-type="float">
            <text:p>0.35568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3568" calcext:value-type="float">
            <text:p>0.353568</text:p>
          </table:table-cell>
          <table:table-cell/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504" calcext:value-type="float">
            <text:p>0.35504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384" calcext:value-type="float">
            <text:p>0.36384</text:p>
          </table:table-cell>
          <table:table-cell/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55904" calcext:value-type="float">
            <text:p>0.355904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8592" calcext:value-type="float">
            <text:p>0.358592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6528" calcext:value-type="float">
            <text:p>0.366528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1056" calcext:value-type="float">
            <text:p>0.361056</text:p>
          </table:table-cell>
          <table:table-cell/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65312" calcext:value-type="float">
            <text:p>0.365312</text:p>
          </table:table-cell>
          <table:table-cell/>
        </table:table-row>
        <table:table-row table:style-name="ro1">
          <table:table-cell office:value-type="float" office:value="0.031136" calcext:value-type="float">
            <text:p>0.031136</text:p>
          </table:table-cell>
          <table:table-cell office:value-type="float" office:value="0.360992" calcext:value-type="float">
            <text:p>0.360992</text:p>
          </table:table-cell>
          <table:table-cell/>
        </table:table-row>
        <table:table-row table:style-name="ro1">
          <table:table-cell office:value-type="float" office:value="0.032736" calcext:value-type="float">
            <text:p>0.032736</text:p>
          </table:table-cell>
          <table:table-cell office:value-type="float" office:value="0.360768" calcext:value-type="float">
            <text:p>0.360768</text:p>
          </table:table-cell>
          <table:table-cell/>
        </table:table-row>
        <table:table-row table:style-name="ro1">
          <table:table-cell office:value-type="float" office:value="0.031424" calcext:value-type="float">
            <text:p>0.031424</text:p>
          </table:table-cell>
          <table:table-cell office:value-type="float" office:value="0.3496" calcext:value-type="float">
            <text:p>0.3496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6416" calcext:value-type="float">
            <text:p>0.356416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3552" calcext:value-type="float">
            <text:p>0.363552</text:p>
          </table:table-cell>
          <table:table-cell/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56288" calcext:value-type="float">
            <text:p>0.356288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3056" calcext:value-type="float">
            <text:p>0.353056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0608" calcext:value-type="float">
            <text:p>0.360608</text:p>
          </table:table-cell>
          <table:table-cell/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5184" calcext:value-type="float">
            <text:p>0.35184</text:p>
          </table:table-cell>
          <table:table-cell/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59872" calcext:value-type="float">
            <text:p>0.359872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5376" calcext:value-type="float">
            <text:p>0.35376</text:p>
          </table:table-cell>
          <table:table-cell/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0096" calcext:value-type="float">
            <text:p>0.360096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5504" calcext:value-type="float">
            <text:p>0.365504</text:p>
          </table:table-cell>
          <table:table-cell/>
        </table:table-row>
        <table:table-row table:style-name="ro1">
          <table:table-cell office:value-type="float" office:value="0.033376" calcext:value-type="float">
            <text:p>0.033376</text:p>
          </table:table-cell>
          <table:table-cell office:value-type="float" office:value="0.356928" calcext:value-type="float">
            <text:p>0.356928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70784" calcext:value-type="float">
            <text:p>0.370784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49792" calcext:value-type="float">
            <text:p>0.349792</text:p>
          </table:table-cell>
          <table:table-cell/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552" calcext:value-type="float">
            <text:p>0.35552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1792" calcext:value-type="float">
            <text:p>0.361792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4096" calcext:value-type="float">
            <text:p>0.364096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752" calcext:value-type="float">
            <text:p>0.36752</text:p>
          </table:table-cell>
          <table:table-cell/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56512" calcext:value-type="float">
            <text:p>0.356512</text:p>
          </table:table-cell>
          <table:table-cell/>
        </table:table-row>
        <table:table-row table:style-name="ro1">
          <table:table-cell office:value-type="float" office:value="0.03312" calcext:value-type="float">
            <text:p>0.03312</text:p>
          </table:table-cell>
          <table:table-cell office:value-type="float" office:value="0.36144" calcext:value-type="float">
            <text:p>0.36144</text:p>
          </table:table-cell>
          <table:table-cell/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59936" calcext:value-type="float">
            <text:p>0.359936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3088" calcext:value-type="float">
            <text:p>0.353088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7152" calcext:value-type="float">
            <text:p>0.357152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4464" calcext:value-type="float">
            <text:p>0.354464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1488" calcext:value-type="float">
            <text:p>0.351488</text:p>
          </table:table-cell>
          <table:table-cell/>
        </table:table-row>
        <table:table-row table:style-name="ro1">
          <table:table-cell office:value-type="float" office:value="0.037632" calcext:value-type="float">
            <text:p>0.037632</text:p>
          </table:table-cell>
          <table:table-cell office:value-type="float" office:value="0.355968" calcext:value-type="float">
            <text:p>0.355968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128" calcext:value-type="float">
            <text:p>0.36128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792" calcext:value-type="float">
            <text:p>0.35792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8112" calcext:value-type="float">
            <text:p>0.358112</text:p>
          </table:table-cell>
          <table:table-cell/>
        </table:table-row>
        <table:table-row table:style-name="ro1">
          <table:table-cell office:value-type="float" office:value="0.031424" calcext:value-type="float">
            <text:p>0.031424</text:p>
          </table:table-cell>
          <table:table-cell office:value-type="float" office:value="0.364928" calcext:value-type="float">
            <text:p>0.364928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7248" calcext:value-type="float">
            <text:p>0.37248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3456" calcext:value-type="float">
            <text:p>0.363456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4128" calcext:value-type="float">
            <text:p>0.364128</text:p>
          </table:table-cell>
          <table:table-cell/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4192" calcext:value-type="float">
            <text:p>0.364192</text:p>
          </table:table-cell>
          <table:table-cell/>
        </table:table-row>
        <table:table-row table:style-name="ro1">
          <table:table-cell office:value-type="float" office:value="0.031424" calcext:value-type="float">
            <text:p>0.031424</text:p>
          </table:table-cell>
          <table:table-cell office:value-type="float" office:value="0.353408" calcext:value-type="float">
            <text:p>0.353408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8304" calcext:value-type="float">
            <text:p>0.358304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6912" calcext:value-type="float">
            <text:p>0.366912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432" calcext:value-type="float">
            <text:p>0.36432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70688" calcext:value-type="float">
            <text:p>0.370688</text:p>
          </table:table-cell>
          <table:table-cell/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2928" calcext:value-type="float">
            <text:p>0.352928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3264" calcext:value-type="float">
            <text:p>0.363264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096" calcext:value-type="float">
            <text:p>0.36096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3696" calcext:value-type="float">
            <text:p>0.353696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536" calcext:value-type="float">
            <text:p>0.35536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77216" calcext:value-type="float">
            <text:p>0.377216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272" calcext:value-type="float">
            <text:p>0.36272</text:p>
          </table:table-cell>
          <table:table-cell/>
        </table:table-row>
        <table:table-row table:style-name="ro1">
          <table:table-cell office:value-type="float" office:value="0.037408" calcext:value-type="float">
            <text:p>0.037408</text:p>
          </table:table-cell>
          <table:table-cell office:value-type="float" office:value="0.359232" calcext:value-type="float">
            <text:p>0.359232</text:p>
          </table:table-cell>
          <table:table-cell/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47168" calcext:value-type="float">
            <text:p>0.347168</text:p>
          </table:table-cell>
          <table:table-cell/>
        </table:table-row>
        <table:table-row table:style-name="ro1">
          <table:table-cell office:value-type="float" office:value="0.03248" calcext:value-type="float">
            <text:p>0.03248</text:p>
          </table:table-cell>
          <table:table-cell office:value-type="float" office:value="0.360192" calcext:value-type="float">
            <text:p>0.360192</text:p>
          </table:table-cell>
          <table:table-cell/>
        </table:table-row>
        <table:table-row table:style-name="ro1">
          <table:table-cell office:value-type="float" office:value="0.032512" calcext:value-type="float">
            <text:p>0.032512</text:p>
          </table:table-cell>
          <table:table-cell office:value-type="float" office:value="0.354784" calcext:value-type="float">
            <text:p>0.354784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60128" calcext:value-type="float">
            <text:p>0.360128</text:p>
          </table:table-cell>
          <table:table-cell/>
        </table:table-row>
        <table:table-row table:style-name="ro1">
          <table:table-cell office:value-type="float" office:value="0.037856" calcext:value-type="float">
            <text:p>0.037856</text:p>
          </table:table-cell>
          <table:table-cell office:value-type="float" office:value="0.357952" calcext:value-type="float">
            <text:p>0.357952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3792" calcext:value-type="float">
            <text:p>0.353792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4608" calcext:value-type="float">
            <text:p>0.364608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192" calcext:value-type="float">
            <text:p>0.36192</text:p>
          </table:table-cell>
          <table:table-cell/>
        </table:table-row>
        <table:table-row table:style-name="ro1">
          <table:table-cell office:value-type="float" office:value="0.032576" calcext:value-type="float">
            <text:p>0.032576</text:p>
          </table:table-cell>
          <table:table-cell office:value-type="float" office:value="0.359328" calcext:value-type="float">
            <text:p>0.359328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5776" calcext:value-type="float">
            <text:p>0.355776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0736" calcext:value-type="float">
            <text:p>0.360736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6608" calcext:value-type="float">
            <text:p>0.356608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55264" calcext:value-type="float">
            <text:p>0.355264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504" calcext:value-type="float">
            <text:p>0.35504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47008" calcext:value-type="float">
            <text:p>0.347008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46688" calcext:value-type="float">
            <text:p>0.346688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1696" calcext:value-type="float">
            <text:p>0.361696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1104" calcext:value-type="float">
            <text:p>0.351104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472" calcext:value-type="float">
            <text:p>0.35472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048" calcext:value-type="float">
            <text:p>0.36048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8912" calcext:value-type="float">
            <text:p>0.358912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9376" calcext:value-type="float">
            <text:p>0.369376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0256" calcext:value-type="float">
            <text:p>0.360256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59712" calcext:value-type="float">
            <text:p>0.359712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4752" calcext:value-type="float">
            <text:p>0.374752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104" calcext:value-type="float">
            <text:p>0.35104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4464" calcext:value-type="float">
            <text:p>0.354464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59456" calcext:value-type="float">
            <text:p>0.359456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1824" calcext:value-type="float">
            <text:p>0.361824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952" calcext:value-type="float">
            <text:p>0.35952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8976" calcext:value-type="float">
            <text:p>0.358976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1072" calcext:value-type="float">
            <text:p>0.351072</text:p>
          </table:table-cell>
          <table:table-cell/>
        </table:table-row>
        <table:table-row table:style-name="ro1">
          <table:table-cell office:value-type="float" office:value="0.038976" calcext:value-type="float">
            <text:p>0.038976</text:p>
          </table:table-cell>
          <table:table-cell office:value-type="float" office:value="0.358432" calcext:value-type="float">
            <text:p>0.358432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76" calcext:value-type="float">
            <text:p>0.3576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08" calcext:value-type="float">
            <text:p>0.3608</text:p>
          </table:table-cell>
          <table:table-cell/>
        </table:table-row>
        <table:table-row table:style-name="ro1">
          <table:table-cell office:value-type="float" office:value="0.032608" calcext:value-type="float">
            <text:p>0.032608</text:p>
          </table:table-cell>
          <table:table-cell office:value-type="float" office:value="0.37936" calcext:value-type="float">
            <text:p>0.37936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6464" calcext:value-type="float">
            <text:p>0.366464</text:p>
          </table:table-cell>
          <table:table-cell/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69888" calcext:value-type="float">
            <text:p>0.369888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456" calcext:value-type="float">
            <text:p>0.35456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3984" calcext:value-type="float">
            <text:p>0.353984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5216" calcext:value-type="float">
            <text:p>0.365216</text:p>
          </table:table-cell>
          <table:table-cell/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64576" calcext:value-type="float">
            <text:p>0.364576</text:p>
          </table:table-cell>
          <table:table-cell/>
        </table:table-row>
        <table:table-row table:style-name="ro1">
          <table:table-cell office:value-type="float" office:value="0.031232" calcext:value-type="float">
            <text:p>0.031232</text:p>
          </table:table-cell>
          <table:table-cell office:value-type="float" office:value="0.357056" calcext:value-type="float">
            <text:p>0.357056</text:p>
          </table:table-cell>
          <table:table-cell/>
        </table:table-row>
        <table:table-row table:style-name="ro1">
          <table:table-cell office:value-type="float" office:value="0.032704" calcext:value-type="float">
            <text:p>0.032704</text:p>
          </table:table-cell>
          <table:table-cell office:value-type="float" office:value="0.360352" calcext:value-type="float">
            <text:p>0.360352</text:p>
          </table:table-cell>
          <table:table-cell/>
        </table:table-row>
        <table:table-row table:style-name="ro1">
          <table:table-cell office:value-type="float" office:value="0.038528" calcext:value-type="float">
            <text:p>0.038528</text:p>
          </table:table-cell>
          <table:table-cell office:value-type="float" office:value="0.353152" calcext:value-type="float">
            <text:p>0.353152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7536" calcext:value-type="float">
            <text:p>0.357536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3728" calcext:value-type="float">
            <text:p>0.353728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49632" calcext:value-type="float">
            <text:p>0.349632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7024" calcext:value-type="float">
            <text:p>0.37024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1344" calcext:value-type="float">
            <text:p>0.361344</text:p>
          </table:table-cell>
          <table:table-cell/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58848" calcext:value-type="float">
            <text:p>0.358848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2256" calcext:value-type="float">
            <text:p>0.352256</text:p>
          </table:table-cell>
          <table:table-cell/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64416" calcext:value-type="float">
            <text:p>0.364416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3664" calcext:value-type="float">
            <text:p>0.353664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8896" calcext:value-type="float">
            <text:p>0.368896</text:p>
          </table:table-cell>
          <table:table-cell/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56192" calcext:value-type="float">
            <text:p>0.356192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5056" calcext:value-type="float">
            <text:p>0.365056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2112" calcext:value-type="float">
            <text:p>0.362112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6272" calcext:value-type="float">
            <text:p>0.366272</text:p>
          </table:table-cell>
          <table:table-cell/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60416" calcext:value-type="float">
            <text:p>0.360416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49376" calcext:value-type="float">
            <text:p>0.349376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1312" calcext:value-type="float">
            <text:p>0.361312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84" calcext:value-type="float">
            <text:p>0.3584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5392" calcext:value-type="float">
            <text:p>0.355392</text:p>
          </table:table-cell>
          <table:table-cell/>
        </table:table-row>
        <table:table-row table:style-name="ro1">
          <table:table-cell office:value-type="float" office:value="0.03712" calcext:value-type="float">
            <text:p>0.03712</text:p>
          </table:table-cell>
          <table:table-cell office:value-type="float" office:value="0.368192" calcext:value-type="float">
            <text:p>0.368192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49152" calcext:value-type="float">
            <text:p>0.349152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5072" calcext:value-type="float">
            <text:p>0.355072</text:p>
          </table:table-cell>
          <table:table-cell/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68992" calcext:value-type="float">
            <text:p>0.368992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0224" calcext:value-type="float">
            <text:p>0.360224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72288" calcext:value-type="float">
            <text:p>0.372288</text:p>
          </table:table-cell>
          <table:table-cell/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63616" calcext:value-type="float">
            <text:p>0.363616</text:p>
          </table:table-cell>
          <table:table-cell/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66944" calcext:value-type="float">
            <text:p>0.366944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0064" calcext:value-type="float">
            <text:p>0.360064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9328" calcext:value-type="float">
            <text:p>0.359328</text:p>
          </table:table-cell>
          <table:table-cell/>
        </table:table-row>
        <table:table-row table:style-name="ro1">
          <table:table-cell office:value-type="float" office:value="0.031296" calcext:value-type="float">
            <text:p>0.031296</text:p>
          </table:table-cell>
          <table:table-cell office:value-type="float" office:value="0.366112" calcext:value-type="float">
            <text:p>0.366112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54784" calcext:value-type="float">
            <text:p>0.354784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328" calcext:value-type="float">
            <text:p>0.35328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3408" calcext:value-type="float">
            <text:p>0.353408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66432" calcext:value-type="float">
            <text:p>0.366432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1376" calcext:value-type="float">
            <text:p>0.361376</text:p>
          </table:table-cell>
          <table:table-cell/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62368" calcext:value-type="float">
            <text:p>0.362368</text:p>
          </table:table-cell>
          <table:table-cell/>
        </table:table-row>
        <table:table-row table:style-name="ro1">
          <table:table-cell office:value-type="float" office:value="0.032864" calcext:value-type="float">
            <text:p>0.032864</text:p>
          </table:table-cell>
          <table:table-cell office:value-type="float" office:value="0.364288" calcext:value-type="float">
            <text:p>0.364288</text:p>
          </table:table-cell>
          <table:table-cell/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54624" calcext:value-type="float">
            <text:p>0.354624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272" calcext:value-type="float">
            <text:p>0.36272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54848" calcext:value-type="float">
            <text:p>0.354848</text:p>
          </table:table-cell>
          <table:table-cell/>
        </table:table-row>
        <table:table-row table:style-name="ro1">
          <table:table-cell office:value-type="float" office:value="0.032544" calcext:value-type="float">
            <text:p>0.032544</text:p>
          </table:table-cell>
          <table:table-cell office:value-type="float" office:value="0.364832" calcext:value-type="float">
            <text:p>0.364832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7632" calcext:value-type="float">
            <text:p>0.357632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1536" calcext:value-type="float">
            <text:p>0.361536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60992" calcext:value-type="float">
            <text:p>0.360992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8032" calcext:value-type="float">
            <text:p>0.368032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168" calcext:value-type="float">
            <text:p>0.35168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3152" calcext:value-type="float">
            <text:p>0.353152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504" calcext:value-type="float">
            <text:p>0.35504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2464" calcext:value-type="float">
            <text:p>0.362464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54112" calcext:value-type="float">
            <text:p>0.354112</text:p>
          </table:table-cell>
          <table:table-cell/>
        </table:table-row>
        <table:table-row table:style-name="ro1">
          <table:table-cell office:value-type="float" office:value="0.038592" calcext:value-type="float">
            <text:p>0.038592</text:p>
          </table:table-cell>
          <table:table-cell office:value-type="float" office:value="0.35728" calcext:value-type="float">
            <text:p>0.35728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4784" calcext:value-type="float">
            <text:p>0.354784</text:p>
          </table:table-cell>
          <table:table-cell/>
        </table:table-row>
        <table:table-row table:style-name="ro1">
          <table:table-cell office:value-type="float" office:value="0.032352" calcext:value-type="float">
            <text:p>0.032352</text:p>
          </table:table-cell>
          <table:table-cell office:value-type="float" office:value="0.357152" calcext:value-type="float">
            <text:p>0.357152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288" calcext:value-type="float">
            <text:p>0.36288</text:p>
          </table:table-cell>
          <table:table-cell/>
        </table:table-row>
        <table:table-row table:style-name="ro1">
          <table:table-cell office:value-type="float" office:value="0.032576" calcext:value-type="float">
            <text:p>0.032576</text:p>
          </table:table-cell>
          <table:table-cell office:value-type="float" office:value="0.357184" calcext:value-type="float">
            <text:p>0.357184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9008" calcext:value-type="float">
            <text:p>0.35900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6128" calcext:value-type="float">
            <text:p>0.356128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7952" calcext:value-type="float">
            <text:p>0.357952</text:p>
          </table:table-cell>
          <table:table-cell/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5344" calcext:value-type="float">
            <text:p>0.35344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616" calcext:value-type="float">
            <text:p>0.35616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71552" calcext:value-type="float">
            <text:p>0.371552</text:p>
          </table:table-cell>
          <table:table-cell/>
        </table:table-row>
        <table:table-row table:style-name="ro1">
          <table:table-cell office:value-type="float" office:value="0.036928" calcext:value-type="float">
            <text:p>0.036928</text:p>
          </table:table-cell>
          <table:table-cell office:value-type="float" office:value="0.360896" calcext:value-type="float">
            <text:p>0.360896</text:p>
          </table:table-cell>
          <table:table-cell/>
        </table:table-row>
        <table:table-row table:style-name="ro1">
          <table:table-cell office:value-type="float" office:value="0.032672" calcext:value-type="float">
            <text:p>0.032672</text:p>
          </table:table-cell>
          <table:table-cell office:value-type="float" office:value="0.36944" calcext:value-type="float">
            <text:p>0.36944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904" calcext:value-type="float">
            <text:p>0.35904</text:p>
          </table:table-cell>
          <table:table-cell/>
        </table:table-row>
        <table:table-row table:style-name="ro1">
          <table:table-cell office:value-type="float" office:value="0.031296" calcext:value-type="float">
            <text:p>0.031296</text:p>
          </table:table-cell>
          <table:table-cell office:value-type="float" office:value="0.35968" calcext:value-type="float">
            <text:p>0.35968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1088" calcext:value-type="float">
            <text:p>0.361088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68" calcext:value-type="float">
            <text:p>0.3568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4528" calcext:value-type="float">
            <text:p>0.354528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4704" calcext:value-type="float">
            <text:p>0.364704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7744" calcext:value-type="float">
            <text:p>0.367744</text:p>
          </table:table-cell>
          <table:table-cell/>
        </table:table-row>
        <table:table-row table:style-name="ro1">
          <table:table-cell office:value-type="float" office:value="0.032352" calcext:value-type="float">
            <text:p>0.032352</text:p>
          </table:table-cell>
          <table:table-cell office:value-type="float" office:value="0.360096" calcext:value-type="float">
            <text:p>0.360096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8384" calcext:value-type="float">
            <text:p>0.368384</text:p>
          </table:table-cell>
          <table:table-cell/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62656" calcext:value-type="float">
            <text:p>0.362656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1616" calcext:value-type="float">
            <text:p>0.371616</text:p>
          </table:table-cell>
          <table:table-cell/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62176" calcext:value-type="float">
            <text:p>0.362176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9472" calcext:value-type="float">
            <text:p>0.369472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376" calcext:value-type="float">
            <text:p>0.35376</text:p>
          </table:table-cell>
          <table:table-cell/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4976" calcext:value-type="float">
            <text:p>0.34976</text:p>
          </table:table-cell>
          <table:table-cell/>
        </table:table-row>
        <table:table-row table:style-name="ro1">
          <table:table-cell office:value-type="float" office:value="0.039072" calcext:value-type="float">
            <text:p>0.039072</text:p>
          </table:table-cell>
          <table:table-cell office:value-type="float" office:value="0.349824" calcext:value-type="float">
            <text:p>0.349824</text:p>
          </table:table-cell>
          <table:table-cell/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78368" calcext:value-type="float">
            <text:p>0.378368</text:p>
          </table:table-cell>
          <table:table-cell/>
        </table:table-row>
        <table:table-row table:style-name="ro1">
          <table:table-cell office:value-type="float" office:value="0.032544" calcext:value-type="float">
            <text:p>0.032544</text:p>
          </table:table-cell>
          <table:table-cell office:value-type="float" office:value="0.360352" calcext:value-type="float">
            <text:p>0.360352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432" calcext:value-type="float">
            <text:p>0.36432</text:p>
          </table:table-cell>
          <table:table-cell/>
        </table:table-row>
        <table:table-row table:style-name="ro1">
          <table:table-cell office:value-type="float" office:value="0.037312" calcext:value-type="float">
            <text:p>0.037312</text:p>
          </table:table-cell>
          <table:table-cell office:value-type="float" office:value="0.362016" calcext:value-type="float">
            <text:p>0.362016</text:p>
          </table:table-cell>
          <table:table-cell/>
        </table:table-row>
        <table:table-row table:style-name="ro1">
          <table:table-cell office:value-type="float" office:value="0.036576" calcext:value-type="float">
            <text:p>0.036576</text:p>
          </table:table-cell>
          <table:table-cell office:value-type="float" office:value="0.363776" calcext:value-type="float">
            <text:p>0.363776</text:p>
          </table:table-cell>
          <table:table-cell/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5888" calcext:value-type="float">
            <text:p>0.365888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0112" calcext:value-type="float">
            <text:p>0.350112</text:p>
          </table:table-cell>
          <table:table-cell/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54304" calcext:value-type="float">
            <text:p>0.354304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1664" calcext:value-type="float">
            <text:p>0.361664</text:p>
          </table:table-cell>
          <table:table-cell/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5424" calcext:value-type="float">
            <text:p>0.35424</text:p>
          </table:table-cell>
          <table:table-cell/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60416" calcext:value-type="float">
            <text:p>0.360416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296" calcext:value-type="float">
            <text:p>0.35296</text:p>
          </table:table-cell>
          <table:table-cell/>
        </table:table-row>
        <table:table-row table:style-name="ro1">
          <table:table-cell office:value-type="float" office:value="0.032896" calcext:value-type="float">
            <text:p>0.032896</text:p>
          </table:table-cell>
          <table:table-cell office:value-type="float" office:value="0.363648" calcext:value-type="float">
            <text:p>0.363648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6112" calcext:value-type="float">
            <text:p>0.366112</text:p>
          </table:table-cell>
          <table:table-cell/>
        </table:table-row>
        <table:table-row table:style-name="ro1">
          <table:table-cell office:value-type="float" office:value="0.032576" calcext:value-type="float">
            <text:p>0.032576</text:p>
          </table:table-cell>
          <table:table-cell office:value-type="float" office:value="0.366464" calcext:value-type="float">
            <text:p>0.366464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7984" calcext:value-type="float">
            <text:p>0.357984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9184" calcext:value-type="float">
            <text:p>0.369184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8304" calcext:value-type="float">
            <text:p>0.358304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4544" calcext:value-type="float">
            <text:p>0.364544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7888" calcext:value-type="float">
            <text:p>0.357888</text:p>
          </table:table-cell>
          <table:table-cell/>
        </table:table-row>
        <table:table-row table:style-name="ro1">
          <table:table-cell office:value-type="float" office:value="0.033056" calcext:value-type="float">
            <text:p>0.033056</text:p>
          </table:table-cell>
          <table:table-cell office:value-type="float" office:value="0.3712" calcext:value-type="float">
            <text:p>0.3712</text:p>
          </table:table-cell>
          <table:table-cell/>
        </table:table-row>
        <table:table-row table:style-name="ro1">
          <table:table-cell office:value-type="float" office:value="0.03136" calcext:value-type="float">
            <text:p>0.03136</text:p>
          </table:table-cell>
          <table:table-cell office:value-type="float" office:value="0.36432" calcext:value-type="float">
            <text:p>0.36432</text:p>
          </table:table-cell>
          <table:table-cell/>
        </table:table-row>
        <table:table-row table:style-name="ro1">
          <table:table-cell office:value-type="float" office:value="0.038656" calcext:value-type="float">
            <text:p>0.038656</text:p>
          </table:table-cell>
          <table:table-cell office:value-type="float" office:value="0.36064" calcext:value-type="float">
            <text:p>0.36064</text:p>
          </table:table-cell>
          <table:table-cell/>
        </table:table-row>
        <table:table-row table:style-name="ro1">
          <table:table-cell office:value-type="float" office:value="0.031168" calcext:value-type="float">
            <text:p>0.031168</text:p>
          </table:table-cell>
          <table:table-cell office:value-type="float" office:value="0.35376" calcext:value-type="float">
            <text:p>0.35376</text:p>
          </table:table-cell>
          <table:table-cell/>
        </table:table-row>
        <table:table-row table:style-name="ro1">
          <table:table-cell office:value-type="float" office:value="0.032192" calcext:value-type="float">
            <text:p>0.032192</text:p>
          </table:table-cell>
          <table:table-cell office:value-type="float" office:value="0.353504" calcext:value-type="float">
            <text:p>0.353504</text:p>
          </table:table-cell>
          <table:table-cell/>
        </table:table-row>
        <table:table-row table:style-name="ro1">
          <table:table-cell office:value-type="float" office:value="0.032512" calcext:value-type="float">
            <text:p>0.032512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016" calcext:value-type="float">
            <text:p>0.36016</text:p>
          </table:table-cell>
          <table:table-cell/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62304" calcext:value-type="float">
            <text:p>0.362304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9424" calcext:value-type="float">
            <text:p>0.359424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5312" calcext:value-type="float">
            <text:p>0.365312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5776" calcext:value-type="float">
            <text:p>0.355776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1216" calcext:value-type="float">
            <text:p>0.361216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2656" calcext:value-type="float">
            <text:p>0.362656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9776" calcext:value-type="float">
            <text:p>0.359776</text:p>
          </table:table-cell>
          <table:table-cell/>
        </table:table-row>
        <table:table-row table:style-name="ro1">
          <table:table-cell office:value-type="float" office:value="0.032352" calcext:value-type="float">
            <text:p>0.032352</text:p>
          </table:table-cell>
          <table:table-cell office:value-type="float" office:value="0.354784" calcext:value-type="float">
            <text:p>0.354784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4976" calcext:value-type="float">
            <text:p>0.354976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92" calcext:value-type="float">
            <text:p>0.3592</text:p>
          </table:table-cell>
          <table:table-cell/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5456" calcext:value-type="float">
            <text:p>0.35456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9088" calcext:value-type="float">
            <text:p>0.369088</text:p>
          </table:table-cell>
          <table:table-cell/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55072" calcext:value-type="float">
            <text:p>0.355072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5136" calcext:value-type="float">
            <text:p>0.355136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1792" calcext:value-type="float">
            <text:p>0.361792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5056" calcext:value-type="float">
            <text:p>0.365056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8256" calcext:value-type="float">
            <text:p>0.368256</text:p>
          </table:table-cell>
          <table:table-cell/>
        </table:table-row>
        <table:table-row table:style-name="ro1">
          <table:table-cell office:value-type="float" office:value="0.037856" calcext:value-type="float">
            <text:p>0.037856</text:p>
          </table:table-cell>
          <table:table-cell office:value-type="float" office:value="0.348" calcext:value-type="float">
            <text:p>0.348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856" calcext:value-type="float">
            <text:p>0.35856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7728" calcext:value-type="float">
            <text:p>0.37728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0416" calcext:value-type="float">
            <text:p>0.360416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9712" calcext:value-type="float">
            <text:p>0.359712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84" calcext:value-type="float">
            <text:p>0.3584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7056" calcext:value-type="float">
            <text:p>0.357056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5696" calcext:value-type="float">
            <text:p>0.365696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7552" calcext:value-type="float">
            <text:p>0.367552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2912" calcext:value-type="float">
            <text:p>0.362912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5376" calcext:value-type="float">
            <text:p>0.365376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5808" calcext:value-type="float">
            <text:p>0.355808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184" calcext:value-type="float">
            <text:p>0.35184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8496" calcext:value-type="float">
            <text:p>0.358496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6576" calcext:value-type="float">
            <text:p>0.356576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016" calcext:value-type="float">
            <text:p>0.36016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4976" calcext:value-type="float">
            <text:p>0.354976</text:p>
          </table:table-cell>
          <table:table-cell/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5632" calcext:value-type="float">
            <text:p>0.35632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2288" calcext:value-type="float">
            <text:p>0.352288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8064" calcext:value-type="float">
            <text:p>0.368064</text:p>
          </table:table-cell>
          <table:table-cell/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73344" calcext:value-type="float">
            <text:p>0.373344</text:p>
          </table:table-cell>
          <table:table-cell/>
        </table:table-row>
        <table:table-row table:style-name="ro1">
          <table:table-cell office:value-type="float" office:value="0.03792" calcext:value-type="float">
            <text:p>0.03792</text:p>
          </table:table-cell>
          <table:table-cell office:value-type="float" office:value="0.3632" calcext:value-type="float">
            <text:p>0.3632</text:p>
          </table:table-cell>
          <table:table-cell/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62688" calcext:value-type="float">
            <text:p>0.362688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9728" calcext:value-type="float">
            <text:p>0.369728</text:p>
          </table:table-cell>
          <table:table-cell/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0.360352" calcext:value-type="float">
            <text:p>0.360352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6352" calcext:value-type="float">
            <text:p>0.356352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3728" calcext:value-type="float">
            <text:p>0.353728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848" calcext:value-type="float">
            <text:p>0.36848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7904" calcext:value-type="float">
            <text:p>0.367904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5104" calcext:value-type="float">
            <text:p>0.355104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2512" calcext:value-type="float">
            <text:p>0.352512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8016" calcext:value-type="float">
            <text:p>0.358016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3344" calcext:value-type="float">
            <text:p>0.353344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864" calcext:value-type="float">
            <text:p>0.36864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49824" calcext:value-type="float">
            <text:p>0.349824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6096" calcext:value-type="float">
            <text:p>0.356096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3696" calcext:value-type="float">
            <text:p>0.353696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8848" calcext:value-type="float">
            <text:p>0.358848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5312" calcext:value-type="float">
            <text:p>0.365312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7664" calcext:value-type="float">
            <text:p>0.357664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3296" calcext:value-type="float">
            <text:p>0.363296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5664" calcext:value-type="float">
            <text:p>0.365664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9104" calcext:value-type="float">
            <text:p>0.359104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608" calcext:value-type="float">
            <text:p>0.36608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9232" calcext:value-type="float">
            <text:p>0.359232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2448" calcext:value-type="float">
            <text:p>0.352448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3552" calcext:value-type="float">
            <text:p>0.363552</text:p>
          </table:table-cell>
          <table:table-cell/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4768" calcext:value-type="float">
            <text:p>0.34768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66592" calcext:value-type="float">
            <text:p>0.366592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024" calcext:value-type="float">
            <text:p>0.35024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4368" calcext:value-type="float">
            <text:p>0.354368</text:p>
          </table:table-cell>
          <table:table-cell/>
        </table:table-row>
        <table:table-row table:style-name="ro1">
          <table:table-cell office:value-type="float" office:value="0.032704" calcext:value-type="float">
            <text:p>0.032704</text:p>
          </table:table-cell>
          <table:table-cell office:value-type="float" office:value="0.363264" calcext:value-type="float">
            <text:p>0.363264</text:p>
          </table:table-cell>
          <table:table-cell/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69952" calcext:value-type="float">
            <text:p>0.369952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6384" calcext:value-type="float">
            <text:p>0.356384</text:p>
          </table:table-cell>
          <table:table-cell/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4224" calcext:value-type="float">
            <text:p>0.364224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49536" calcext:value-type="float">
            <text:p>0.349536</text:p>
          </table:table-cell>
          <table:table-cell/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57824" calcext:value-type="float">
            <text:p>0.357824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2912" calcext:value-type="float">
            <text:p>0.362912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2016" calcext:value-type="float">
            <text:p>0.362016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7888" calcext:value-type="float">
            <text:p>0.357888</text:p>
          </table:table-cell>
          <table:table-cell/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8688" calcext:value-type="float">
            <text:p>0.358688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8784" calcext:value-type="float">
            <text:p>0.358784</text:p>
          </table:table-cell>
          <table:table-cell/>
        </table:table-row>
        <table:table-row table:style-name="ro1">
          <table:table-cell office:value-type="float" office:value="0.034304" calcext:value-type="float">
            <text:p>0.034304</text:p>
          </table:table-cell>
          <table:table-cell office:value-type="float" office:value="0.368832" calcext:value-type="float">
            <text:p>0.368832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5072" calcext:value-type="float">
            <text:p>0.355072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1712" calcext:value-type="float">
            <text:p>0.351712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5488" calcext:value-type="float">
            <text:p>0.355488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368" calcext:value-type="float">
            <text:p>0.36368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5424" calcext:value-type="float">
            <text:p>0.355424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3984" calcext:value-type="float">
            <text:p>0.353984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48192" calcext:value-type="float">
            <text:p>0.348192</text:p>
          </table:table-cell>
          <table:table-cell/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0.354816" calcext:value-type="float">
            <text:p>0.354816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952" calcext:value-type="float">
            <text:p>0.37952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9968" calcext:value-type="float">
            <text:p>0.359968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344" calcext:value-type="float">
            <text:p>0.35344</text:p>
          </table:table-cell>
          <table:table-cell/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60704" calcext:value-type="float">
            <text:p>0.360704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9488" calcext:value-type="float">
            <text:p>0.359488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832" calcext:value-type="float">
            <text:p>0.36832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2784" calcext:value-type="float">
            <text:p>0.362784</text:p>
          </table:table-cell>
          <table:table-cell/>
        </table:table-row>
        <table:table-row table:style-name="ro1">
          <table:table-cell office:value-type="float" office:value="0.034208" calcext:value-type="float">
            <text:p>0.034208</text:p>
          </table:table-cell>
          <table:table-cell office:value-type="float" office:value="0.36656" calcext:value-type="float">
            <text:p>0.36656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6864" calcext:value-type="float">
            <text:p>0.356864</text:p>
          </table:table-cell>
          <table:table-cell/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6096" calcext:value-type="float">
            <text:p>0.36096</text:p>
          </table:table-cell>
          <table:table-cell/>
        </table:table-row>
        <table:table-row table:style-name="ro1">
          <table:table-cell office:value-type="float" office:value="0.036864" calcext:value-type="float">
            <text:p>0.036864</text:p>
          </table:table-cell>
          <table:table-cell office:value-type="float" office:value="0.370176" calcext:value-type="float">
            <text:p>0.370176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0128" calcext:value-type="float">
            <text:p>0.360128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8848" calcext:value-type="float">
            <text:p>0.358848</text:p>
          </table:table-cell>
          <table:table-cell/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4848" calcext:value-type="float">
            <text:p>0.354848</text:p>
          </table:table-cell>
          <table:table-cell/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7008" calcext:value-type="float">
            <text:p>0.367008</text:p>
          </table:table-cell>
          <table:table-cell/>
        </table:table-row>
        <table:table-row table:style-name="ro1">
          <table:table-cell office:value-type="float" office:value="0.038496" calcext:value-type="float">
            <text:p>0.038496</text:p>
          </table:table-cell>
          <table:table-cell office:value-type="float" office:value="0.357696" calcext:value-type="float">
            <text:p>0.357696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0544" calcext:value-type="float">
            <text:p>0.360544</text:p>
          </table:table-cell>
          <table:table-cell/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632" calcext:value-type="float">
            <text:p>0.35632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2672" calcext:value-type="float">
            <text:p>0.352672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7232" calcext:value-type="float">
            <text:p>0.367232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58688" calcext:value-type="float">
            <text:p>0.358688</text:p>
          </table:table-cell>
          <table:table-cell/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5536" calcext:value-type="float">
            <text:p>0.35536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0928" calcext:value-type="float">
            <text:p>0.360928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7344" calcext:value-type="float">
            <text:p>0.357344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4816" calcext:value-type="float">
            <text:p>0.354816</text:p>
          </table:table-cell>
          <table:table-cell/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0656" calcext:value-type="float">
            <text:p>0.350656</text:p>
          </table:table-cell>
          <table:table-cell/>
        </table:table-row>
        <table:table-row table:style-name="ro1">
          <table:table-cell office:value-type="float" office:value="0.039904" calcext:value-type="float">
            <text:p>0.039904</text:p>
          </table:table-cell>
          <table:table-cell office:value-type="float" office:value="0.369632" calcext:value-type="float">
            <text:p>0.369632</text:p>
          </table:table-cell>
          <table:table-cell/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61728" calcext:value-type="float">
            <text:p>0.361728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7312" calcext:value-type="float">
            <text:p>0.357312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6608" calcext:value-type="float">
            <text:p>0.356608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65152" calcext:value-type="float">
            <text:p>0.365152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61248" calcext:value-type="float">
            <text:p>0.361248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1728" calcext:value-type="float">
            <text:p>0.361728</text:p>
          </table:table-cell>
          <table:table-cell/>
        </table:table-row>
        <table:table-row table:style-name="ro1">
          <table:table-cell office:value-type="float" office:value="0.040416" calcext:value-type="float">
            <text:p>0.040416</text:p>
          </table:table-cell>
          <table:table-cell office:value-type="float" office:value="0.352352" calcext:value-type="float">
            <text:p>0.352352</text:p>
          </table:table-cell>
          <table:table-cell/>
        </table:table-row>
        <table:table-row table:style-name="ro1">
          <table:table-cell office:value-type="float" office:value="0.04096" calcext:value-type="float">
            <text:p>0.04096</text:p>
          </table:table-cell>
          <table:table-cell office:value-type="float" office:value="0.357984" calcext:value-type="float">
            <text:p>0.357984</text:p>
          </table:table-cell>
          <table:table-cell/>
        </table:table-row>
        <table:table-row table:style-name="ro1">
          <table:table-cell office:value-type="float" office:value="0.038944" calcext:value-type="float">
            <text:p>0.038944</text:p>
          </table:table-cell>
          <table:table-cell office:value-type="float" office:value="0.351104" calcext:value-type="float">
            <text:p>0.351104</text:p>
          </table:table-cell>
          <table:table-cell/>
        </table:table-row>
        <table:table-row table:style-name="ro1">
          <table:table-cell office:value-type="float" office:value="0.034272" calcext:value-type="float">
            <text:p>0.034272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8016" calcext:value-type="float">
            <text:p>0.358016</text:p>
          </table:table-cell>
          <table:table-cell/>
        </table:table-row>
        <table:table-row table:style-name="ro1">
          <table:table-cell office:value-type="float" office:value="0.041152" calcext:value-type="float">
            <text:p>0.041152</text:p>
          </table:table-cell>
          <table:table-cell office:value-type="float" office:value="0.358464" calcext:value-type="float">
            <text:p>0.358464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584" calcext:value-type="float">
            <text:p>0.3558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576" calcext:value-type="float">
            <text:p>0.352576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3632" calcext:value-type="float">
            <text:p>0.353632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944" calcext:value-type="float">
            <text:p>0.36944</text:p>
          </table:table-cell>
          <table:table-cell/>
        </table:table-row>
        <table:table-row table:style-name="ro1">
          <table:table-cell office:value-type="float" office:value="0.040544" calcext:value-type="float">
            <text:p>0.040544</text:p>
          </table:table-cell>
          <table:table-cell office:value-type="float" office:value="0.367936" calcext:value-type="float">
            <text:p>0.36793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6256" calcext:value-type="float">
            <text:p>0.35625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5936" calcext:value-type="float">
            <text:p>0.355936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4832" calcext:value-type="float">
            <text:p>0.364832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49568" calcext:value-type="float">
            <text:p>0.349568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9936" calcext:value-type="float">
            <text:p>0.359936</text:p>
          </table:table-cell>
          <table:table-cell/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69632" calcext:value-type="float">
            <text:p>0.369632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6256" calcext:value-type="float">
            <text:p>0.36256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49728" calcext:value-type="float">
            <text:p>0.349728</text:p>
          </table:table-cell>
          <table:table-cell/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58432" calcext:value-type="float">
            <text:p>0.358432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7904" calcext:value-type="float">
            <text:p>0.367904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0336" calcext:value-type="float">
            <text:p>0.350336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1472" calcext:value-type="float">
            <text:p>0.361472</text:p>
          </table:table-cell>
          <table:table-cell/>
        </table:table-row>
        <table:table-row table:style-name="ro1">
          <table:table-cell office:value-type="float" office:value="0.035904" calcext:value-type="float">
            <text:p>0.035904</text:p>
          </table:table-cell>
          <table:table-cell office:value-type="float" office:value="0.359872" calcext:value-type="float">
            <text:p>0.359872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5648" calcext:value-type="float">
            <text:p>0.35564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7872" calcext:value-type="float">
            <text:p>0.367872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68" calcext:value-type="float">
            <text:p>0.35968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5488" calcext:value-type="float">
            <text:p>0.355488</text:p>
          </table:table-cell>
          <table:table-cell/>
        </table:table-row>
        <table:table-row table:style-name="ro1">
          <table:table-cell office:value-type="float" office:value="0.037984" calcext:value-type="float">
            <text:p>0.037984</text:p>
          </table:table-cell>
          <table:table-cell office:value-type="float" office:value="0.35632" calcext:value-type="float">
            <text:p>0.3563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9776" calcext:value-type="float">
            <text:p>0.359776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8912" calcext:value-type="float">
            <text:p>0.358912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1696" calcext:value-type="float">
            <text:p>0.361696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5616" calcext:value-type="float">
            <text:p>0.355616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0816" calcext:value-type="float">
            <text:p>0.350816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2048" calcext:value-type="float">
            <text:p>0.36204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5056" calcext:value-type="float">
            <text:p>0.365056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9328" calcext:value-type="float">
            <text:p>0.35932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7152" calcext:value-type="float">
            <text:p>0.357152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1232" calcext:value-type="float">
            <text:p>0.351232</text:p>
          </table:table-cell>
          <table:table-cell/>
        </table:table-row>
        <table:table-row table:style-name="ro1">
          <table:table-cell office:value-type="float" office:value="0.038592" calcext:value-type="float">
            <text:p>0.038592</text:p>
          </table:table-cell>
          <table:table-cell office:value-type="float" office:value="0.36256" calcext:value-type="float">
            <text:p>0.36256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232" calcext:value-type="float">
            <text:p>0.35232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928" calcext:value-type="float">
            <text:p>0.36928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5872" calcext:value-type="float">
            <text:p>0.355872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2368" calcext:value-type="float">
            <text:p>0.36236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1088" calcext:value-type="float">
            <text:p>0.361088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656" calcext:value-type="float">
            <text:p>0.36656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3472" calcext:value-type="float">
            <text:p>0.353472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8896" calcext:value-type="float">
            <text:p>0.368896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4736" calcext:value-type="float">
            <text:p>0.364736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2112" calcext:value-type="float">
            <text:p>0.362112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7664" calcext:value-type="float">
            <text:p>0.35766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6624" calcext:value-type="float">
            <text:p>0.366624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4336" calcext:value-type="float">
            <text:p>0.354336</text:p>
          </table:table-cell>
          <table:table-cell/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3344" calcext:value-type="float">
            <text:p>0.353344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7376" calcext:value-type="float">
            <text:p>0.357376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016" calcext:value-type="float">
            <text:p>0.36016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5008" calcext:value-type="float">
            <text:p>0.35500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2432" calcext:value-type="float">
            <text:p>0.36243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9968" calcext:value-type="float">
            <text:p>0.359968</text:p>
          </table:table-cell>
          <table:table-cell/>
        </table:table-row>
        <table:table-row table:style-name="ro1">
          <table:table-cell office:value-type="float" office:value="0.039264" calcext:value-type="float">
            <text:p>0.039264</text:p>
          </table:table-cell>
          <table:table-cell office:value-type="float" office:value="0.359168" calcext:value-type="float">
            <text:p>0.359168</text:p>
          </table:table-cell>
          <table:table-cell/>
        </table:table-row>
        <table:table-row table:style-name="ro1">
          <table:table-cell office:value-type="float" office:value="0.040288" calcext:value-type="float">
            <text:p>0.040288</text:p>
          </table:table-cell>
          <table:table-cell office:value-type="float" office:value="0.35904" calcext:value-type="float">
            <text:p>0.35904</text:p>
          </table:table-cell>
          <table:table-cell/>
        </table:table-row>
        <table:table-row table:style-name="ro1">
          <table:table-cell office:value-type="float" office:value="0.039552" calcext:value-type="float">
            <text:p>0.039552</text:p>
          </table:table-cell>
          <table:table-cell office:value-type="float" office:value="0.36304" calcext:value-type="float">
            <text:p>0.36304</text:p>
          </table:table-cell>
          <table:table-cell/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54304" calcext:value-type="float">
            <text:p>0.354304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176" calcext:value-type="float">
            <text:p>0.36176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8304" calcext:value-type="float">
            <text:p>0.358304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5984" calcext:value-type="float">
            <text:p>0.365984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69696" calcext:value-type="float">
            <text:p>0.369696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6688" calcext:value-type="float">
            <text:p>0.366688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4" calcext:value-type="float">
            <text:p>0.364</text:p>
          </table:table-cell>
          <table:table-cell/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5712" calcext:value-type="float">
            <text:p>0.355712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984" calcext:value-type="float">
            <text:p>0.35984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49408" calcext:value-type="float">
            <text:p>0.349408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8656" calcext:value-type="float">
            <text:p>0.358656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47808" calcext:value-type="float">
            <text:p>0.347808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312" calcext:value-type="float">
            <text:p>0.35312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9936" calcext:value-type="float">
            <text:p>0.359936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92" calcext:value-type="float">
            <text:p>0.35392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488" calcext:value-type="float">
            <text:p>0.35488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7232" calcext:value-type="float">
            <text:p>0.367232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7696" calcext:value-type="float">
            <text:p>0.357696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4832" calcext:value-type="float">
            <text:p>0.364832</text:p>
          </table:table-cell>
          <table:table-cell/>
        </table:table-row>
        <table:table-row table:style-name="ro1">
          <table:table-cell office:value-type="float" office:value="0.041952" calcext:value-type="float">
            <text:p>0.041952</text:p>
          </table:table-cell>
          <table:table-cell office:value-type="float" office:value="0.353248" calcext:value-type="float">
            <text:p>0.353248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3728" calcext:value-type="float">
            <text:p>0.353728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8144" calcext:value-type="float">
            <text:p>0.358144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584" calcext:value-type="float">
            <text:p>0.3558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4016" calcext:value-type="float">
            <text:p>0.354016</text:p>
          </table:table-cell>
          <table:table-cell/>
        </table:table-row>
        <table:table-row table:style-name="ro1">
          <table:table-cell office:value-type="float" office:value="0.03424" calcext:value-type="float">
            <text:p>0.03424</text:p>
          </table:table-cell>
          <table:table-cell office:value-type="float" office:value="0.352224" calcext:value-type="float">
            <text:p>0.352224</text:p>
          </table:table-cell>
          <table:table-cell/>
        </table:table-row>
        <table:table-row table:style-name="ro1">
          <table:table-cell office:value-type="float" office:value="0.041952" calcext:value-type="float">
            <text:p>0.041952</text:p>
          </table:table-cell>
          <table:table-cell office:value-type="float" office:value="0.355392" calcext:value-type="float">
            <text:p>0.355392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4528" calcext:value-type="float">
            <text:p>0.354528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4592" calcext:value-type="float">
            <text:p>0.354592</text:p>
          </table:table-cell>
          <table:table-cell/>
        </table:table-row>
        <table:table-row table:style-name="ro1">
          <table:table-cell office:value-type="float" office:value="0.034336" calcext:value-type="float">
            <text:p>0.034336</text:p>
          </table:table-cell>
          <table:table-cell office:value-type="float" office:value="0.3536" calcext:value-type="float">
            <text:p>0.3536</text:p>
          </table:table-cell>
          <table:table-cell/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float" office:value="0.36096" calcext:value-type="float">
            <text:p>0.36096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7408" calcext:value-type="float">
            <text:p>0.35740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6576" calcext:value-type="float">
            <text:p>0.356576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3728" calcext:value-type="float">
            <text:p>0.353728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65056" calcext:value-type="float">
            <text:p>0.365056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4144" calcext:value-type="float">
            <text:p>0.354144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1856" calcext:value-type="float">
            <text:p>0.361856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5456" calcext:value-type="float">
            <text:p>0.355456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696" calcext:value-type="float">
            <text:p>0.35696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1072" calcext:value-type="float">
            <text:p>0.351072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6592" calcext:value-type="float">
            <text:p>0.366592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4848" calcext:value-type="float">
            <text:p>0.354848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2256" calcext:value-type="float">
            <text:p>0.352256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0192" calcext:value-type="float">
            <text:p>0.360192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72896" calcext:value-type="float">
            <text:p>0.372896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2608" calcext:value-type="float">
            <text:p>0.35260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0864" calcext:value-type="float">
            <text:p>0.360864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4384" calcext:value-type="float">
            <text:p>0.364384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8992" calcext:value-type="float">
            <text:p>0.368992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0672" calcext:value-type="float">
            <text:p>0.360672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3504" calcext:value-type="float">
            <text:p>0.35350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1408" calcext:value-type="float">
            <text:p>0.361408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9408" calcext:value-type="float">
            <text:p>0.36940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8992" calcext:value-type="float">
            <text:p>0.348992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3024" calcext:value-type="float">
            <text:p>0.353024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7568" calcext:value-type="float">
            <text:p>0.357568</text:p>
          </table:table-cell>
          <table:table-cell/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7184" calcext:value-type="float">
            <text:p>0.35718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8304" calcext:value-type="float">
            <text:p>0.358304</text:p>
          </table:table-cell>
          <table:table-cell/>
        </table:table-row>
        <table:table-row table:style-name="ro1">
          <table:table-cell office:value-type="float" office:value="0.039904" calcext:value-type="float">
            <text:p>0.039904</text:p>
          </table:table-cell>
          <table:table-cell office:value-type="float" office:value="0.35312" calcext:value-type="float">
            <text:p>0.35312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304" calcext:value-type="float">
            <text:p>0.36304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6704" calcext:value-type="float">
            <text:p>0.356704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7424" calcext:value-type="float">
            <text:p>0.367424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0032" calcext:value-type="float">
            <text:p>0.360032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7376" calcext:value-type="float">
            <text:p>0.357376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8944" calcext:value-type="float">
            <text:p>0.358944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3856" calcext:value-type="float">
            <text:p>0.353856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3312" calcext:value-type="float">
            <text:p>0.353312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3984" calcext:value-type="float">
            <text:p>0.353984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7152" calcext:value-type="float">
            <text:p>0.37152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664" calcext:value-type="float">
            <text:p>0.3566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9872" calcext:value-type="float">
            <text:p>0.359872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6544" calcext:value-type="float">
            <text:p>0.356544</text:p>
          </table:table-cell>
          <table:table-cell/>
        </table:table-row>
        <table:table-row table:style-name="ro1">
          <table:table-cell office:value-type="float" office:value="0.037376" calcext:value-type="float">
            <text:p>0.037376</text:p>
          </table:table-cell>
          <table:table-cell office:value-type="float" office:value="0.369792" calcext:value-type="float">
            <text:p>0.369792</text:p>
          </table:table-cell>
          <table:table-cell/>
        </table:table-row>
        <table:table-row table:style-name="ro1">
          <table:table-cell office:value-type="float" office:value="0.036064" calcext:value-type="float">
            <text:p>0.036064</text:p>
          </table:table-cell>
          <table:table-cell office:value-type="float" office:value="0.358176" calcext:value-type="float">
            <text:p>0.358176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952" calcext:value-type="float">
            <text:p>0.35952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936" calcext:value-type="float">
            <text:p>0.35936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4832" calcext:value-type="float">
            <text:p>0.364832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46144" calcext:value-type="float">
            <text:p>0.34614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3568" calcext:value-type="float">
            <text:p>0.353568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3824" calcext:value-type="float">
            <text:p>0.353824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5872" calcext:value-type="float">
            <text:p>0.355872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5808" calcext:value-type="float">
            <text:p>0.355808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8672" calcext:value-type="float">
            <text:p>0.368672</text:p>
          </table:table-cell>
          <table:table-cell/>
        </table:table-row>
        <table:table-row table:style-name="ro1">
          <table:table-cell office:value-type="float" office:value="0.04176" calcext:value-type="float">
            <text:p>0.04176</text:p>
          </table:table-cell>
          <table:table-cell office:value-type="float" office:value="0.353024" calcext:value-type="float">
            <text:p>0.353024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3008" calcext:value-type="float">
            <text:p>0.363008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4944" calcext:value-type="float">
            <text:p>0.354944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2048" calcext:value-type="float">
            <text:p>0.362048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7344" calcext:value-type="float">
            <text:p>0.357344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872" calcext:value-type="float">
            <text:p>0.355872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264" calcext:value-type="float">
            <text:p>0.3526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52" calcext:value-type="float">
            <text:p>0.3552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2912" calcext:value-type="float">
            <text:p>0.362912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8528" calcext:value-type="float">
            <text:p>0.358528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1744" calcext:value-type="float">
            <text:p>0.351744</text:p>
          </table:table-cell>
          <table:table-cell/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51136" calcext:value-type="float">
            <text:p>0.351136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5856" calcext:value-type="float">
            <text:p>0.365856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6992" calcext:value-type="float">
            <text:p>0.356992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5264" calcext:value-type="float">
            <text:p>0.355264</text:p>
          </table:table-cell>
          <table:table-cell/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74848" calcext:value-type="float">
            <text:p>0.37484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8144" calcext:value-type="float">
            <text:p>0.358144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36" calcext:value-type="float">
            <text:p>0.35536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6768" calcext:value-type="float">
            <text:p>0.356768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72928" calcext:value-type="float">
            <text:p>0.37292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9232" calcext:value-type="float">
            <text:p>0.359232</text:p>
          </table:table-cell>
          <table:table-cell/>
        </table:table-row>
        <table:table-row table:style-name="ro1">
          <table:table-cell office:value-type="float" office:value="0.039424" calcext:value-type="float">
            <text:p>0.039424</text:p>
          </table:table-cell>
          <table:table-cell office:value-type="float" office:value="0.350368" calcext:value-type="float">
            <text:p>0.35036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8656" calcext:value-type="float">
            <text:p>0.358656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8144" calcext:value-type="float">
            <text:p>0.358144</text:p>
          </table:table-cell>
          <table:table-cell/>
        </table:table-row>
        <table:table-row table:style-name="ro1">
          <table:table-cell office:value-type="float" office:value="0.036032" calcext:value-type="float">
            <text:p>0.036032</text:p>
          </table:table-cell>
          <table:table-cell office:value-type="float" office:value="0.369504" calcext:value-type="float">
            <text:p>0.369504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5008" calcext:value-type="float">
            <text:p>0.355008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49952" calcext:value-type="float">
            <text:p>0.349952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32" calcext:value-type="float">
            <text:p>0.35232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7984" calcext:value-type="float">
            <text:p>0.357984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4672" calcext:value-type="float">
            <text:p>0.34672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9008" calcext:value-type="float">
            <text:p>0.35900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432" calcext:value-type="float">
            <text:p>0.36432</text:p>
          </table:table-cell>
          <table:table-cell/>
        </table:table-row>
        <table:table-row table:style-name="ro1">
          <table:table-cell office:value-type="float" office:value="0.039072" calcext:value-type="float">
            <text:p>0.039072</text:p>
          </table:table-cell>
          <table:table-cell office:value-type="float" office:value="0.356544" calcext:value-type="float">
            <text:p>0.356544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8048" calcext:value-type="float">
            <text:p>0.358048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6432" calcext:value-type="float">
            <text:p>0.36432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4736" calcext:value-type="float">
            <text:p>0.364736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8112" calcext:value-type="float">
            <text:p>0.358112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6832" calcext:value-type="float">
            <text:p>0.356832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7456" calcext:value-type="float">
            <text:p>0.367456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4816" calcext:value-type="float">
            <text:p>0.354816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2224" calcext:value-type="float">
            <text:p>0.352224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808" calcext:value-type="float">
            <text:p>0.3580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5168" calcext:value-type="float">
            <text:p>0.355168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4976" calcext:value-type="float">
            <text:p>0.354976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60192" calcext:value-type="float">
            <text:p>0.360192</text:p>
          </table:table-cell>
          <table:table-cell/>
        </table:table-row>
        <table:table-row table:style-name="ro1">
          <table:table-cell office:value-type="float" office:value="0.037056" calcext:value-type="float">
            <text:p>0.037056</text:p>
          </table:table-cell>
          <table:table-cell office:value-type="float" office:value="0.352928" calcext:value-type="float">
            <text:p>0.352928</text:p>
          </table:table-cell>
          <table:table-cell/>
        </table:table-row>
        <table:table-row table:style-name="ro1">
          <table:table-cell office:value-type="float" office:value="0.041888" calcext:value-type="float">
            <text:p>0.041888</text:p>
          </table:table-cell>
          <table:table-cell office:value-type="float" office:value="0.353664" calcext:value-type="float">
            <text:p>0.353664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2832" calcext:value-type="float">
            <text:p>0.352832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4016" calcext:value-type="float">
            <text:p>0.354016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4096" calcext:value-type="float">
            <text:p>0.364096</text:p>
          </table:table-cell>
          <table:table-cell/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7248" calcext:value-type="float">
            <text:p>0.357248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528" calcext:value-type="float">
            <text:p>0.3652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0416" calcext:value-type="float">
            <text:p>0.360416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1088" calcext:value-type="float">
            <text:p>0.361088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4048" calcext:value-type="float">
            <text:p>0.354048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5232" calcext:value-type="float">
            <text:p>0.355232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2528" calcext:value-type="float">
            <text:p>0.36252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5824" calcext:value-type="float">
            <text:p>0.36582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6384" calcext:value-type="float">
            <text:p>0.356384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7728" calcext:value-type="float">
            <text:p>0.357728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3856" calcext:value-type="float">
            <text:p>0.353856</text:p>
          </table:table-cell>
          <table:table-cell/>
        </table:table-row>
        <table:table-row table:style-name="ro1">
          <table:table-cell office:value-type="float" office:value="0.034304" calcext:value-type="float">
            <text:p>0.034304</text:p>
          </table:table-cell>
          <table:table-cell office:value-type="float" office:value="0.355072" calcext:value-type="float">
            <text:p>0.355072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552" calcext:value-type="float">
            <text:p>0.35552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77152" calcext:value-type="float">
            <text:p>0.377152</text:p>
          </table:table-cell>
          <table:table-cell/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60384" calcext:value-type="float">
            <text:p>0.360384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2672" calcext:value-type="float">
            <text:p>0.352672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5584" calcext:value-type="float">
            <text:p>0.35558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8704" calcext:value-type="float">
            <text:p>0.36870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2496" calcext:value-type="float">
            <text:p>0.362496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1168" calcext:value-type="float">
            <text:p>0.351168</text:p>
          </table:table-cell>
          <table:table-cell/>
        </table:table-row>
        <table:table-row table:style-name="ro1">
          <table:table-cell office:value-type="float" office:value="0.037728" calcext:value-type="float">
            <text:p>0.037728</text:p>
          </table:table-cell>
          <table:table-cell office:value-type="float" office:value="0.352544" calcext:value-type="float">
            <text:p>0.352544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76" calcext:value-type="float">
            <text:p>0.3576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52" calcext:value-type="float">
            <text:p>0.3552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5152" calcext:value-type="float">
            <text:p>0.365152</text:p>
          </table:table-cell>
          <table:table-cell/>
        </table:table-row>
        <table:table-row table:style-name="ro1">
          <table:table-cell office:value-type="float" office:value="0.04096" calcext:value-type="float">
            <text:p>0.04096</text:p>
          </table:table-cell>
          <table:table-cell office:value-type="float" office:value="0.357248" calcext:value-type="float">
            <text:p>0.357248</text:p>
          </table:table-cell>
          <table:table-cell/>
        </table:table-row>
        <table:table-row table:style-name="ro1">
          <table:table-cell office:value-type="float" office:value="0.037984" calcext:value-type="float">
            <text:p>0.037984</text:p>
          </table:table-cell>
          <table:table-cell office:value-type="float" office:value="0.360256" calcext:value-type="float">
            <text:p>0.360256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6032" calcext:value-type="float">
            <text:p>0.356032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464" calcext:value-type="float">
            <text:p>0.3646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6992" calcext:value-type="float">
            <text:p>0.356992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6544" calcext:value-type="float">
            <text:p>0.356544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6384" calcext:value-type="float">
            <text:p>0.356384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952" calcext:value-type="float">
            <text:p>0.35952</text:p>
          </table:table-cell>
          <table:table-cell/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7728" calcext:value-type="float">
            <text:p>0.357728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3024" calcext:value-type="float">
            <text:p>0.353024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1552" calcext:value-type="float">
            <text:p>0.351552</text:p>
          </table:table-cell>
          <table:table-cell/>
        </table:table-row>
        <table:table-row table:style-name="ro1">
          <table:table-cell office:value-type="float" office:value="0.034112" calcext:value-type="float">
            <text:p>0.034112</text:p>
          </table:table-cell>
          <table:table-cell office:value-type="float" office:value="0.36784" calcext:value-type="float">
            <text:p>0.3678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52" calcext:value-type="float">
            <text:p>0.3552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04" calcext:value-type="float">
            <text:p>0.3504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8784" calcext:value-type="float">
            <text:p>0.35878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4992" calcext:value-type="float">
            <text:p>0.364992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6704" calcext:value-type="float">
            <text:p>0.356704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7744" calcext:value-type="float">
            <text:p>0.367744</text:p>
          </table:table-cell>
          <table:table-cell/>
        </table:table-row>
        <table:table-row table:style-name="ro1">
          <table:table-cell office:value-type="float" office:value="0.039616" calcext:value-type="float">
            <text:p>0.039616</text:p>
          </table:table-cell>
          <table:table-cell office:value-type="float" office:value="0.353824" calcext:value-type="float">
            <text:p>0.353824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5072" calcext:value-type="float">
            <text:p>0.355072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4144" calcext:value-type="float">
            <text:p>0.354144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8336" calcext:value-type="float">
            <text:p>0.358336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1552" calcext:value-type="float">
            <text:p>0.35155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9712" calcext:value-type="float">
            <text:p>0.359712</text:p>
          </table:table-cell>
          <table:table-cell/>
        </table:table-row>
        <table:table-row table:style-name="ro1">
          <table:table-cell office:value-type="float" office:value="0.039136" calcext:value-type="float">
            <text:p>0.039136</text:p>
          </table:table-cell>
          <table:table-cell office:value-type="float" office:value="0.351616" calcext:value-type="float">
            <text:p>0.351616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2912" calcext:value-type="float">
            <text:p>0.362912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9392" calcext:value-type="float">
            <text:p>0.359392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1856" calcext:value-type="float">
            <text:p>0.361856</text:p>
          </table:table-cell>
          <table:table-cell/>
        </table:table-row>
        <table:table-row table:style-name="ro1">
          <table:table-cell office:value-type="float" office:value="0.037632" calcext:value-type="float">
            <text:p>0.037632</text:p>
          </table:table-cell>
          <table:table-cell office:value-type="float" office:value="0.357216" calcext:value-type="float">
            <text:p>0.35721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312" calcext:value-type="float">
            <text:p>0.35312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5808" calcext:value-type="float">
            <text:p>0.355808</text:p>
          </table:table-cell>
          <table:table-cell/>
        </table:table-row>
        <table:table-row table:style-name="ro1">
          <table:table-cell office:value-type="float" office:value="0.039648" calcext:value-type="float">
            <text:p>0.039648</text:p>
          </table:table-cell>
          <table:table-cell office:value-type="float" office:value="0.35968" calcext:value-type="float">
            <text:p>0.3596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5936" calcext:value-type="float">
            <text:p>0.355936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4608" calcext:value-type="float">
            <text:p>0.364608</text:p>
          </table:table-cell>
          <table:table-cell/>
        </table:table-row>
        <table:table-row table:style-name="ro1">
          <table:table-cell office:value-type="float" office:value="0.040864" calcext:value-type="float">
            <text:p>0.040864</text:p>
          </table:table-cell>
          <table:table-cell office:value-type="float" office:value="0.359296" calcext:value-type="float">
            <text:p>0.359296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3824" calcext:value-type="float">
            <text:p>0.353824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984" calcext:value-type="float">
            <text:p>0.3598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0688" calcext:value-type="float">
            <text:p>0.350688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92" calcext:value-type="float">
            <text:p>0.3592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976" calcext:value-type="float">
            <text:p>0.36976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3504" calcext:value-type="float">
            <text:p>0.353504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0912" calcext:value-type="float">
            <text:p>0.350912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5552" calcext:value-type="float">
            <text:p>0.355552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6512" calcext:value-type="float">
            <text:p>0.356512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9872" calcext:value-type="float">
            <text:p>0.359872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3216" calcext:value-type="float">
            <text:p>0.353216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0624" calcext:value-type="float">
            <text:p>0.35062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6512" calcext:value-type="float">
            <text:p>0.356512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8752" calcext:value-type="float">
            <text:p>0.358752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872" calcext:value-type="float">
            <text:p>0.35872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9408" calcext:value-type="float">
            <text:p>0.369408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5136" calcext:value-type="float">
            <text:p>0.355136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4944" calcext:value-type="float">
            <text:p>0.354944</text:p>
          </table:table-cell>
          <table:table-cell/>
        </table:table-row>
        <table:table-row table:style-name="ro1">
          <table:table-cell office:value-type="float" office:value="0.035744" calcext:value-type="float">
            <text:p>0.035744</text:p>
          </table:table-cell>
          <table:table-cell office:value-type="float" office:value="0.357216" calcext:value-type="float">
            <text:p>0.357216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568" calcext:value-type="float">
            <text:p>0.35568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9456" calcext:value-type="float">
            <text:p>0.359456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4848" calcext:value-type="float">
            <text:p>0.34848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7632" calcext:value-type="float">
            <text:p>0.357632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8688" calcext:value-type="float">
            <text:p>0.358688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2592" calcext:value-type="float">
            <text:p>0.362592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7472" calcext:value-type="float">
            <text:p>0.357472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2384" calcext:value-type="float">
            <text:p>0.352384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392" calcext:value-type="float">
            <text:p>0.35392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72736" calcext:value-type="float">
            <text:p>0.372736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5296" calcext:value-type="float">
            <text:p>0.355296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6176" calcext:value-type="float">
            <text:p>0.366176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8048" calcext:value-type="float">
            <text:p>0.358048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1408" calcext:value-type="float">
            <text:p>0.36140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7728" calcext:value-type="float">
            <text:p>0.357728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7264" calcext:value-type="float">
            <text:p>0.367264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968" calcext:value-type="float">
            <text:p>0.35968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4176" calcext:value-type="float">
            <text:p>0.354176</text:p>
          </table:table-cell>
          <table:table-cell/>
        </table:table-row>
        <table:table-row table:style-name="ro1">
          <table:table-cell office:value-type="float" office:value="0.034208" calcext:value-type="float">
            <text:p>0.034208</text:p>
          </table:table-cell>
          <table:table-cell office:value-type="float" office:value="0.35264" calcext:value-type="float">
            <text:p>0.35264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3536" calcext:value-type="float">
            <text:p>0.353536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144" calcext:value-type="float">
            <text:p>0.36144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8528" calcext:value-type="float">
            <text:p>0.358528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7568" calcext:value-type="float">
            <text:p>0.357568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3728" calcext:value-type="float">
            <text:p>0.353728</text:p>
          </table:table-cell>
          <table:table-cell/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63552" calcext:value-type="float">
            <text:p>0.363552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296" calcext:value-type="float">
            <text:p>0.35296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144" calcext:value-type="float">
            <text:p>0.36144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1568" calcext:value-type="float">
            <text:p>0.36156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3472" calcext:value-type="float">
            <text:p>0.353472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6" calcext:value-type="float">
            <text:p>0.3536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5792" calcext:value-type="float">
            <text:p>0.365792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9488" calcext:value-type="float">
            <text:p>0.359488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936" calcext:value-type="float">
            <text:p>0.35936</text:p>
          </table:table-cell>
          <table:table-cell/>
        </table:table-row>
        <table:table-row table:style-name="ro1">
          <table:table-cell office:value-type="float" office:value="0.039104" calcext:value-type="float">
            <text:p>0.039104</text:p>
          </table:table-cell>
          <table:table-cell office:value-type="float" office:value="0.352768" calcext:value-type="float">
            <text:p>0.35276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70208" calcext:value-type="float">
            <text:p>0.370208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73024" calcext:value-type="float">
            <text:p>0.373024</text:p>
          </table:table-cell>
          <table:table-cell/>
        </table:table-row>
        <table:table-row table:style-name="ro1">
          <table:table-cell office:value-type="float" office:value="0.044288" calcext:value-type="float">
            <text:p>0.044288</text:p>
          </table:table-cell>
          <table:table-cell office:value-type="float" office:value="0.352" calcext:value-type="float">
            <text:p>0.352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4848" calcext:value-type="float">
            <text:p>0.354848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8976" calcext:value-type="float">
            <text:p>0.358976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7296" calcext:value-type="float">
            <text:p>0.367296</text:p>
          </table:table-cell>
          <table:table-cell/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4176" calcext:value-type="float">
            <text:p>0.354176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9936" calcext:value-type="float">
            <text:p>0.359936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6528" calcext:value-type="float">
            <text:p>0.36652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9968" calcext:value-type="float">
            <text:p>0.359968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3616" calcext:value-type="float">
            <text:p>0.363616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128" calcext:value-type="float">
            <text:p>0.3612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4944" calcext:value-type="float">
            <text:p>0.354944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2832" calcext:value-type="float">
            <text:p>0.352832</text:p>
          </table:table-cell>
          <table:table-cell/>
        </table:table-row>
        <table:table-row table:style-name="ro1">
          <table:table-cell office:value-type="float" office:value="0.040288" calcext:value-type="float">
            <text:p>0.040288</text:p>
          </table:table-cell>
          <table:table-cell office:value-type="float" office:value="0.370368" calcext:value-type="float">
            <text:p>0.37036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0256" calcext:value-type="float">
            <text:p>0.360256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36" calcext:value-type="float">
            <text:p>0.3536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2768" calcext:value-type="float">
            <text:p>0.35276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128" calcext:value-type="float">
            <text:p>0.36128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5744" calcext:value-type="float">
            <text:p>0.355744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84" calcext:value-type="float">
            <text:p>0.3584</text:p>
          </table:table-cell>
          <table:table-cell/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65344" calcext:value-type="float">
            <text:p>0.36534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7824" calcext:value-type="float">
            <text:p>0.357824</text:p>
          </table:table-cell>
          <table:table-cell/>
        </table:table-row>
        <table:table-row table:style-name="ro1">
          <table:table-cell office:value-type="float" office:value="0.034208" calcext:value-type="float">
            <text:p>0.034208</text:p>
          </table:table-cell>
          <table:table-cell office:value-type="float" office:value="0.366464" calcext:value-type="float">
            <text:p>0.366464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47584" calcext:value-type="float">
            <text:p>0.34758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7168" calcext:value-type="float">
            <text:p>0.37168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44" calcext:value-type="float">
            <text:p>0.3544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448" calcext:value-type="float">
            <text:p>0.36448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0832" calcext:value-type="float">
            <text:p>0.360832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88" calcext:value-type="float">
            <text:p>0.3688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1344" calcext:value-type="float">
            <text:p>0.361344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49184" calcext:value-type="float">
            <text:p>0.349184</text:p>
          </table:table-cell>
          <table:table-cell/>
        </table:table-row>
        <table:table-row table:style-name="ro1">
          <table:table-cell office:value-type="float" office:value="0.034176" calcext:value-type="float">
            <text:p>0.034176</text:p>
          </table:table-cell>
          <table:table-cell office:value-type="float" office:value="0.354112" calcext:value-type="float">
            <text:p>0.354112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9664" calcext:value-type="float">
            <text:p>0.369664</text:p>
          </table:table-cell>
          <table:table-cell/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7792" calcext:value-type="float">
            <text:p>0.357792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76" calcext:value-type="float">
            <text:p>0.3576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7408" calcext:value-type="float">
            <text:p>0.35740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968" calcext:value-type="float">
            <text:p>0.35968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856" calcext:value-type="float">
            <text:p>0.35856</text:p>
          </table:table-cell>
          <table:table-cell/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50848" calcext:value-type="float">
            <text:p>0.350848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888" calcext:value-type="float">
            <text:p>0.35888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856" calcext:value-type="float">
            <text:p>0.35856</text:p>
          </table:table-cell>
          <table:table-cell/>
        </table:table-row>
        <table:table-row table:style-name="ro1">
          <table:table-cell office:value-type="float" office:value="0.039424" calcext:value-type="float">
            <text:p>0.039424</text:p>
          </table:table-cell>
          <table:table-cell office:value-type="float" office:value="0.353984" calcext:value-type="float">
            <text:p>0.353984</text:p>
          </table:table-cell>
          <table:table-cell/>
        </table:table-row>
        <table:table-row table:style-name="ro1">
          <table:table-cell office:value-type="float" office:value="0.039616" calcext:value-type="float">
            <text:p>0.039616</text:p>
          </table:table-cell>
          <table:table-cell office:value-type="float" office:value="0.35344" calcext:value-type="float">
            <text:p>0.3534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49024" calcext:value-type="float">
            <text:p>0.349024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2496" calcext:value-type="float">
            <text:p>0.362496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2848" calcext:value-type="float">
            <text:p>0.362848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7264" calcext:value-type="float">
            <text:p>0.36726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49056" calcext:value-type="float">
            <text:p>0.349056</text:p>
          </table:table-cell>
          <table:table-cell/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59904" calcext:value-type="float">
            <text:p>0.359904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2912" calcext:value-type="float">
            <text:p>0.362912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8304" calcext:value-type="float">
            <text:p>0.358304</text:p>
          </table:table-cell>
          <table:table-cell/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0592" calcext:value-type="float">
            <text:p>0.350592</text:p>
          </table:table-cell>
          <table:table-cell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248" calcext:value-type="float">
            <text:p>0.35248</text:p>
          </table:table-cell>
          <table:table-cell/>
        </table:table-row>
        <table:table-row table:style-name="ro1">
          <table:table-cell office:value-type="float" office:value="0.037888" calcext:value-type="float">
            <text:p>0.037888</text:p>
          </table:table-cell>
          <table:table-cell office:value-type="float" office:value="0.351744" calcext:value-type="float">
            <text:p>0.351744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4256" calcext:value-type="float">
            <text:p>0.364256</text:p>
          </table:table-cell>
          <table:table-cell/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59488" calcext:value-type="float">
            <text:p>0.35948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256" calcext:value-type="float">
            <text:p>0.36256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5648" calcext:value-type="float">
            <text:p>0.355648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6096" calcext:value-type="float">
            <text:p>0.356096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9328" calcext:value-type="float">
            <text:p>0.359328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70624" calcext:value-type="float">
            <text:p>0.370624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8848" calcext:value-type="float">
            <text:p>0.35884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4304" calcext:value-type="float">
            <text:p>0.354304</text:p>
          </table:table-cell>
          <table:table-cell/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4528" calcext:value-type="float">
            <text:p>0.354528</text:p>
          </table:table-cell>
          <table:table-cell/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2064" calcext:value-type="float">
            <text:p>0.352064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3824" calcext:value-type="float">
            <text:p>0.353824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984" calcext:value-type="float">
            <text:p>0.35984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4688" calcext:value-type="float">
            <text:p>0.35468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9616" calcext:value-type="float">
            <text:p>0.359616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896" calcext:value-type="float">
            <text:p>0.36896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60064" calcext:value-type="float">
            <text:p>0.360064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4704" calcext:value-type="float">
            <text:p>0.364704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472" calcext:value-type="float">
            <text:p>0.35472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1872" calcext:value-type="float">
            <text:p>0.351872</text:p>
          </table:table-cell>
          <table:table-cell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3312" calcext:value-type="float">
            <text:p>0.353312</text:p>
          </table:table-cell>
          <table:table-cell/>
        </table:table-row>
        <table:table-row table:style-name="ro1">
          <table:table-cell office:value-type="float" office:value="0.035968" calcext:value-type="float">
            <text:p>0.035968</text:p>
          </table:table-cell>
          <table:table-cell office:value-type="float" office:value="0.360384" calcext:value-type="float">
            <text:p>0.360384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5072" calcext:value-type="float">
            <text:p>0.355072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8304" calcext:value-type="float">
            <text:p>0.358304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6768" calcext:value-type="float">
            <text:p>0.356768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2624" calcext:value-type="float">
            <text:p>0.362624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70752" calcext:value-type="float">
            <text:p>0.37075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392" calcext:value-type="float">
            <text:p>0.35392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1856" calcext:value-type="float">
            <text:p>0.361856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224" calcext:value-type="float">
            <text:p>0.36224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3568" calcext:value-type="float">
            <text:p>0.353568</text:p>
          </table:table-cell>
          <table:table-cell/>
        </table:table-row>
        <table:table-row table:style-name="ro1">
          <table:table-cell office:value-type="float" office:value="0.041184" calcext:value-type="float">
            <text:p>0.041184</text:p>
          </table:table-cell>
          <table:table-cell office:value-type="float" office:value="0.356544" calcext:value-type="float">
            <text:p>0.356544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2576" calcext:value-type="float">
            <text:p>0.352576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9552" calcext:value-type="float">
            <text:p>0.359552</text:p>
          </table:table-cell>
          <table:table-cell/>
        </table:table-row>
        <table:table-row table:style-name="ro1">
          <table:table-cell office:value-type="float" office:value="0.034112" calcext:value-type="float">
            <text:p>0.034112</text:p>
          </table:table-cell>
          <table:table-cell office:value-type="float" office:value="0.350592" calcext:value-type="float">
            <text:p>0.350592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4416" calcext:value-type="float">
            <text:p>0.36441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8912" calcext:value-type="float">
            <text:p>0.358912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5488" calcext:value-type="float">
            <text:p>0.355488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1872" calcext:value-type="float">
            <text:p>0.351872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6064" calcext:value-type="float">
            <text:p>0.356064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7904" calcext:value-type="float">
            <text:p>0.367904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5168" calcext:value-type="float">
            <text:p>0.355168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08" calcext:value-type="float">
            <text:p>0.3608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8464" calcext:value-type="float">
            <text:p>0.358464</text:p>
          </table:table-cell>
          <table:table-cell/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53024" calcext:value-type="float">
            <text:p>0.353024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3376" calcext:value-type="float">
            <text:p>0.353376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4656" calcext:value-type="float">
            <text:p>0.354656</text:p>
          </table:table-cell>
          <table:table-cell/>
        </table:table-row>
        <table:table-row table:style-name="ro1">
          <table:table-cell office:value-type="float" office:value="0.040192" calcext:value-type="float">
            <text:p>0.040192</text:p>
          </table:table-cell>
          <table:table-cell office:value-type="float" office:value="0.353536" calcext:value-type="float">
            <text:p>0.353536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3936" calcext:value-type="float">
            <text:p>0.363936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456" calcext:value-type="float">
            <text:p>0.35456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6096" calcext:value-type="float">
            <text:p>0.356096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0992" calcext:value-type="float">
            <text:p>0.360992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7296" calcext:value-type="float">
            <text:p>0.367296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3296" calcext:value-type="float">
            <text:p>0.36329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032" calcext:value-type="float">
            <text:p>0.36032</text:p>
          </table:table-cell>
          <table:table-cell/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47616" calcext:value-type="float">
            <text:p>0.347616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3056" calcext:value-type="float">
            <text:p>0.353056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28" calcext:value-type="float">
            <text:p>0.352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488" calcext:value-type="float">
            <text:p>0.3548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5584" calcext:value-type="float">
            <text:p>0.35558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992" calcext:value-type="float">
            <text:p>0.352992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2752" calcext:value-type="float">
            <text:p>0.362752</text:p>
          </table:table-cell>
          <table:table-cell/>
        </table:table-row>
        <table:table-row table:style-name="ro1">
          <table:table-cell office:value-type="float" office:value="0.036128" calcext:value-type="float">
            <text:p>0.036128</text:p>
          </table:table-cell>
          <table:table-cell office:value-type="float" office:value="0.3512" calcext:value-type="float">
            <text:p>0.3512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8512" calcext:value-type="float">
            <text:p>0.348512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4368" calcext:value-type="float">
            <text:p>0.354368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47168" calcext:value-type="float">
            <text:p>0.347168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2128" calcext:value-type="float">
            <text:p>0.35212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7312" calcext:value-type="float">
            <text:p>0.357312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776" calcext:value-type="float">
            <text:p>0.35776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8016" calcext:value-type="float">
            <text:p>0.358016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6768" calcext:value-type="float">
            <text:p>0.356768</text:p>
          </table:table-cell>
          <table:table-cell/>
        </table:table-row>
        <table:table-row table:style-name="ro1">
          <table:table-cell office:value-type="float" office:value="0.04144" calcext:value-type="float">
            <text:p>0.04144</text:p>
          </table:table-cell>
          <table:table-cell office:value-type="float" office:value="0.352032" calcext:value-type="float">
            <text:p>0.35203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2016" calcext:value-type="float">
            <text:p>0.362016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0336" calcext:value-type="float">
            <text:p>0.350336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896" calcext:value-type="float">
            <text:p>0.36896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3344" calcext:value-type="float">
            <text:p>0.353344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0016" calcext:value-type="float">
            <text:p>0.350016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1456" calcext:value-type="float">
            <text:p>0.351456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8976" calcext:value-type="float">
            <text:p>0.358976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5008" calcext:value-type="float">
            <text:p>0.355008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592" calcext:value-type="float">
            <text:p>0.36592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9424" calcext:value-type="float">
            <text:p>0.359424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6192" calcext:value-type="float">
            <text:p>0.356192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3136" calcext:value-type="float">
            <text:p>0.363136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2304" calcext:value-type="float">
            <text:p>0.36230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8752" calcext:value-type="float">
            <text:p>0.358752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5648" calcext:value-type="float">
            <text:p>0.355648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1936" calcext:value-type="float">
            <text:p>0.351936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7152" calcext:value-type="float">
            <text:p>0.357152</text:p>
          </table:table-cell>
          <table:table-cell/>
        </table:table-row>
        <table:table-row table:style-name="ro1">
          <table:table-cell office:value-type="float" office:value="0.03584" calcext:value-type="float">
            <text:p>0.03584</text:p>
          </table:table-cell>
          <table:table-cell office:value-type="float" office:value="0.356384" calcext:value-type="float">
            <text:p>0.356384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9968" calcext:value-type="float">
            <text:p>0.35996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6096" calcext:value-type="float">
            <text:p>0.356096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344" calcext:value-type="float">
            <text:p>0.35344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0928" calcext:value-type="float">
            <text:p>0.360928</text:p>
          </table:table-cell>
          <table:table-cell/>
        </table:table-row>
        <table:table-row table:style-name="ro1">
          <table:table-cell office:value-type="float" office:value="0.034304" calcext:value-type="float">
            <text:p>0.034304</text:p>
          </table:table-cell>
          <table:table-cell office:value-type="float" office:value="0.358912" calcext:value-type="float">
            <text:p>0.358912</text:p>
          </table:table-cell>
          <table:table-cell/>
        </table:table-row>
        <table:table-row table:style-name="ro1">
          <table:table-cell office:value-type="float" office:value="0.041376" calcext:value-type="float">
            <text:p>0.041376</text:p>
          </table:table-cell>
          <table:table-cell office:value-type="float" office:value="0.359072" calcext:value-type="float">
            <text:p>0.359072</text:p>
          </table:table-cell>
          <table:table-cell/>
        </table:table-row>
        <table:table-row table:style-name="ro1">
          <table:table-cell office:value-type="float" office:value="0.034368" calcext:value-type="float">
            <text:p>0.034368</text:p>
          </table:table-cell>
          <table:table-cell office:value-type="float" office:value="0.352704" calcext:value-type="float">
            <text:p>0.352704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1696" calcext:value-type="float">
            <text:p>0.361696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168" calcext:value-type="float">
            <text:p>0.3516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0496" calcext:value-type="float">
            <text:p>0.350496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536" calcext:value-type="float">
            <text:p>0.353536</text:p>
          </table:table-cell>
          <table:table-cell/>
        </table:table-row>
        <table:table-row table:style-name="ro1">
          <table:table-cell office:value-type="float" office:value="0.041888" calcext:value-type="float">
            <text:p>0.041888</text:p>
          </table:table-cell>
          <table:table-cell office:value-type="float" office:value="0.354464" calcext:value-type="float">
            <text:p>0.354464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8144" calcext:value-type="float">
            <text:p>0.35814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904" calcext:value-type="float">
            <text:p>0.35990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2928" calcext:value-type="float">
            <text:p>0.352928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2816" calcext:value-type="float">
            <text:p>0.362816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5168" calcext:value-type="float">
            <text:p>0.35516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9136" calcext:value-type="float">
            <text:p>0.359136</text:p>
          </table:table-cell>
          <table:table-cell/>
        </table:table-row>
        <table:table-row table:style-name="ro1">
          <table:table-cell office:value-type="float" office:value="0.040384" calcext:value-type="float">
            <text:p>0.040384</text:p>
          </table:table-cell>
          <table:table-cell office:value-type="float" office:value="0.352224" calcext:value-type="float">
            <text:p>0.352224</text:p>
          </table:table-cell>
          <table:table-cell/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55008" calcext:value-type="float">
            <text:p>0.355008</text:p>
          </table:table-cell>
          <table:table-cell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361824" calcext:value-type="float">
            <text:p>0.36182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584" calcext:value-type="float">
            <text:p>0.35584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552" calcext:value-type="float">
            <text:p>0.35552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5376" calcext:value-type="float">
            <text:p>0.365376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0288" calcext:value-type="float">
            <text:p>0.360288</text:p>
          </table:table-cell>
          <table:table-cell/>
        </table:table-row>
        <table:table-row table:style-name="ro1">
          <table:table-cell office:value-type="float" office:value="0.034144" calcext:value-type="float">
            <text:p>0.034144</text:p>
          </table:table-cell>
          <table:table-cell office:value-type="float" office:value="0.356032" calcext:value-type="float">
            <text:p>0.356032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1456" calcext:value-type="float">
            <text:p>0.351456</text:p>
          </table:table-cell>
          <table:table-cell/>
        </table:table-row>
        <table:table-row table:style-name="ro1">
          <table:table-cell office:value-type="float" office:value="0.035968" calcext:value-type="float">
            <text:p>0.035968</text:p>
          </table:table-cell>
          <table:table-cell office:value-type="float" office:value="0.353664" calcext:value-type="float">
            <text:p>0.353664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5184" calcext:value-type="float">
            <text:p>0.365184</text:p>
          </table:table-cell>
          <table:table-cell/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60032" calcext:value-type="float">
            <text:p>0.360032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4688" calcext:value-type="float">
            <text:p>0.354688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65664" calcext:value-type="float">
            <text:p>0.365664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7856" calcext:value-type="float">
            <text:p>0.357856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0384" calcext:value-type="float">
            <text:p>0.360384</text:p>
          </table:table-cell>
          <table:table-cell/>
        </table:table-row>
        <table:table-row table:style-name="ro1">
          <table:table-cell office:value-type="float" office:value="0.040672" calcext:value-type="float">
            <text:p>0.040672</text:p>
          </table:table-cell>
          <table:table-cell office:value-type="float" office:value="0.357536" calcext:value-type="float">
            <text:p>0.357536</text:p>
          </table:table-cell>
          <table:table-cell/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6352" calcext:value-type="float">
            <text:p>0.356352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3056" calcext:value-type="float">
            <text:p>0.353056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44" calcext:value-type="float">
            <text:p>0.3544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60128" calcext:value-type="float">
            <text:p>0.360128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4416" calcext:value-type="float">
            <text:p>0.364416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66208" calcext:value-type="float">
            <text:p>0.36620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3328" calcext:value-type="float">
            <text:p>0.36332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0784" calcext:value-type="float">
            <text:p>0.350784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2816" calcext:value-type="float">
            <text:p>0.362816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4736" calcext:value-type="float">
            <text:p>0.364736</text:p>
          </table:table-cell>
          <table:table-cell/>
        </table:table-row>
        <table:table-row table:style-name="ro1">
          <table:table-cell office:value-type="float" office:value="0.041408" calcext:value-type="float">
            <text:p>0.041408</text:p>
          </table:table-cell>
          <table:table-cell office:value-type="float" office:value="0.355104" calcext:value-type="float">
            <text:p>0.355104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4624" calcext:value-type="float">
            <text:p>0.354624</text:p>
          </table:table-cell>
          <table:table-cell/>
        </table:table-row>
        <table:table-row table:style-name="ro1">
          <table:table-cell office:value-type="float" office:value="0.040288" calcext:value-type="float">
            <text:p>0.040288</text:p>
          </table:table-cell>
          <table:table-cell office:value-type="float" office:value="0.36048" calcext:value-type="float">
            <text:p>0.36048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7472" calcext:value-type="float">
            <text:p>0.357472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824" calcext:value-type="float">
            <text:p>0.35824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872" calcext:value-type="float">
            <text:p>0.355872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5072" calcext:value-type="float">
            <text:p>0.355072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4848" calcext:value-type="float">
            <text:p>0.354848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62336" calcext:value-type="float">
            <text:p>0.362336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2624" calcext:value-type="float">
            <text:p>0.362624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62656" calcext:value-type="float">
            <text:p>0.362656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1744" calcext:value-type="float">
            <text:p>0.351744</text:p>
          </table:table-cell>
          <table:table-cell/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0256" calcext:value-type="float">
            <text:p>0.360256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696" calcext:value-type="float">
            <text:p>0.35696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488" calcext:value-type="float">
            <text:p>0.359488</text:p>
          </table:table-cell>
          <table:table-cell/>
        </table:table-row>
        <table:table-row table:style-name="ro1">
          <table:table-cell office:value-type="float" office:value="0.040096" calcext:value-type="float">
            <text:p>0.040096</text:p>
          </table:table-cell>
          <table:table-cell office:value-type="float" office:value="0.364768" calcext:value-type="float">
            <text:p>0.364768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7184" calcext:value-type="float">
            <text:p>0.357184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3184" calcext:value-type="float">
            <text:p>0.353184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71264" calcext:value-type="float">
            <text:p>0.371264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67456" calcext:value-type="float">
            <text:p>0.367456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3856" calcext:value-type="float">
            <text:p>0.353856</text:p>
          </table:table-cell>
          <table:table-cell/>
        </table:table-row>
        <table:table-row table:style-name="ro1">
          <table:table-cell office:value-type="float" office:value="0.040992" calcext:value-type="float">
            <text:p>0.040992</text:p>
          </table:table-cell>
          <table:table-cell office:value-type="float" office:value="0.353728" calcext:value-type="float">
            <text:p>0.353728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1792" calcext:value-type="float">
            <text:p>0.361792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8048" calcext:value-type="float">
            <text:p>0.358048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8112" calcext:value-type="float">
            <text:p>0.358112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63872" calcext:value-type="float">
            <text:p>0.363872</text:p>
          </table:table-cell>
          <table:table-cell/>
        </table:table-row>
        <table:table-row table:style-name="ro1">
          <table:table-cell office:value-type="float" office:value="0.040896" calcext:value-type="float">
            <text:p>0.040896</text:p>
          </table:table-cell>
          <table:table-cell office:value-type="float" office:value="0.352928" calcext:value-type="float">
            <text:p>0.352928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7216" calcext:value-type="float">
            <text:p>0.357216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5232" calcext:value-type="float">
            <text:p>0.355232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8176" calcext:value-type="float">
            <text:p>0.358176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46432" calcext:value-type="float">
            <text:p>0.346432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528" calcext:value-type="float">
            <text:p>0.3652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472" calcext:value-type="float">
            <text:p>0.35472</text:p>
          </table:table-cell>
          <table:table-cell/>
        </table:table-row>
        <table:table-row table:style-name="ro1">
          <table:table-cell office:value-type="float" office:value="0.037024" calcext:value-type="float">
            <text:p>0.037024</text:p>
          </table:table-cell>
          <table:table-cell office:value-type="float" office:value="0.358336" calcext:value-type="float">
            <text:p>0.358336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7168" calcext:value-type="float">
            <text:p>0.37168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5904" calcext:value-type="float">
            <text:p>0.355904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424" calcext:value-type="float">
            <text:p>0.35424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2096" calcext:value-type="float">
            <text:p>0.352096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1344" calcext:value-type="float">
            <text:p>0.36134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0624" calcext:value-type="float">
            <text:p>0.350624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1104" calcext:value-type="float">
            <text:p>0.351104</text:p>
          </table:table-cell>
          <table:table-cell/>
        </table:table-row>
        <table:table-row table:style-name="ro1">
          <table:table-cell office:value-type="float" office:value="0.036256" calcext:value-type="float">
            <text:p>0.036256</text:p>
          </table:table-cell>
          <table:table-cell office:value-type="float" office:value="0.363648" calcext:value-type="float">
            <text:p>0.363648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016" calcext:value-type="float">
            <text:p>0.3601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6576" calcext:value-type="float">
            <text:p>0.356576</text:p>
          </table:table-cell>
          <table:table-cell/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62464" calcext:value-type="float">
            <text:p>0.362464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744" calcext:value-type="float">
            <text:p>0.35574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5568" calcext:value-type="float">
            <text:p>0.345568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5088" calcext:value-type="float">
            <text:p>0.36508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3184" calcext:value-type="float">
            <text:p>0.353184</text:p>
          </table:table-cell>
          <table:table-cell/>
        </table:table-row>
        <table:table-row table:style-name="ro1">
          <table:table-cell office:value-type="float" office:value="0.039936" calcext:value-type="float">
            <text:p>0.039936</text:p>
          </table:table-cell>
          <table:table-cell office:value-type="float" office:value="0.349984" calcext:value-type="float">
            <text:p>0.349984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9968" calcext:value-type="float">
            <text:p>0.359968</text:p>
          </table:table-cell>
          <table:table-cell/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8624" calcext:value-type="float">
            <text:p>0.35862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392" calcext:value-type="float">
            <text:p>0.35392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384" calcext:value-type="float">
            <text:p>0.36384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48" calcext:value-type="float">
            <text:p>0.364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8288" calcext:value-type="float">
            <text:p>0.368288</text:p>
          </table:table-cell>
          <table:table-cell/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4752" calcext:value-type="float">
            <text:p>0.34752</text:p>
          </table:table-cell>
          <table:table-cell/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4672" calcext:value-type="float">
            <text:p>0.36467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73536" calcext:value-type="float">
            <text:p>0.373536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5872" calcext:value-type="float">
            <text:p>0.35587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2272" calcext:value-type="float">
            <text:p>0.362272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66464" calcext:value-type="float">
            <text:p>0.366464</text:p>
          </table:table-cell>
          <table:table-cell/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3568" calcext:value-type="float">
            <text:p>0.353568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6928" calcext:value-type="float">
            <text:p>0.356928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8784" calcext:value-type="float">
            <text:p>0.358784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1376" calcext:value-type="float">
            <text:p>0.36137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504" calcext:value-type="float">
            <text:p>0.35504</text:p>
          </table:table-cell>
          <table:table-cell/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128" calcext:value-type="float">
            <text:p>0.36128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44" calcext:value-type="float">
            <text:p>0.3544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048" calcext:value-type="float">
            <text:p>0.3604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8656" calcext:value-type="float">
            <text:p>0.358656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49632" calcext:value-type="float">
            <text:p>0.349632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536" calcext:value-type="float">
            <text:p>0.35536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352" calcext:value-type="float">
            <text:p>0.36352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0576" calcext:value-type="float">
            <text:p>0.360576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71072" calcext:value-type="float">
            <text:p>0.371072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1632" calcext:value-type="float">
            <text:p>0.361632</text:p>
          </table:table-cell>
          <table:table-cell/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0832" calcext:value-type="float">
            <text:p>0.360832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8352" calcext:value-type="float">
            <text:p>0.368352</text:p>
          </table:table-cell>
          <table:table-cell/>
        </table:table-row>
        <table:table-row table:style-name="ro1">
          <table:table-cell office:value-type="float" office:value="0.037344" calcext:value-type="float">
            <text:p>0.037344</text:p>
          </table:table-cell>
          <table:table-cell office:value-type="float" office:value="0.357056" calcext:value-type="float">
            <text:p>0.357056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1376" calcext:value-type="float">
            <text:p>0.361376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66688" calcext:value-type="float">
            <text:p>0.36668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096" calcext:value-type="float">
            <text:p>0.36096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1088" calcext:value-type="float">
            <text:p>0.361088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7088" calcext:value-type="float">
            <text:p>0.357088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3984" calcext:value-type="float">
            <text:p>0.35398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064" calcext:value-type="float">
            <text:p>0.352064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5728" calcext:value-type="float">
            <text:p>0.365728</text:p>
          </table:table-cell>
          <table:table-cell/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3744" calcext:value-type="float">
            <text:p>0.363744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0416" calcext:value-type="float">
            <text:p>0.360416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5984" calcext:value-type="float">
            <text:p>0.365984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0464" calcext:value-type="float">
            <text:p>0.350464</text:p>
          </table:table-cell>
          <table:table-cell/>
        </table:table-row>
        <table:table-row table:style-name="ro1">
          <table:table-cell office:value-type="float" office:value="0.036096" calcext:value-type="float">
            <text:p>0.036096</text:p>
          </table:table-cell>
          <table:table-cell office:value-type="float" office:value="0.355072" calcext:value-type="float">
            <text:p>0.355072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048" calcext:value-type="float">
            <text:p>0.3604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9936" calcext:value-type="float">
            <text:p>0.359936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616" calcext:value-type="float">
            <text:p>0.359616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65664" calcext:value-type="float">
            <text:p>0.365664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7072" calcext:value-type="float">
            <text:p>0.367072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3664" calcext:value-type="float">
            <text:p>0.353664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8816" calcext:value-type="float">
            <text:p>0.358816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5376" calcext:value-type="float">
            <text:p>0.365376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128" calcext:value-type="float">
            <text:p>0.36128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8528" calcext:value-type="float">
            <text:p>0.358528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5808" calcext:value-type="float">
            <text:p>0.355808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2704" calcext:value-type="float">
            <text:p>0.352704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2176" calcext:value-type="float">
            <text:p>0.362176</text:p>
          </table:table-cell>
          <table:table-cell/>
        </table:table-row>
        <table:table-row table:style-name="ro1">
          <table:table-cell office:value-type="float" office:value="0.035936" calcext:value-type="float">
            <text:p>0.035936</text:p>
          </table:table-cell>
          <table:table-cell office:value-type="float" office:value="0.35984" calcext:value-type="float">
            <text:p>0.35984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2368" calcext:value-type="float">
            <text:p>0.362368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1152" calcext:value-type="float">
            <text:p>0.361152</text:p>
          </table:table-cell>
          <table:table-cell/>
        </table:table-row>
        <table:table-row table:style-name="ro1">
          <table:table-cell office:value-type="float" office:value="0.041696" calcext:value-type="float">
            <text:p>0.041696</text:p>
          </table:table-cell>
          <table:table-cell office:value-type="float" office:value="0.352608" calcext:value-type="float">
            <text:p>0.35260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6704" calcext:value-type="float">
            <text:p>0.356704</text:p>
          </table:table-cell>
          <table:table-cell/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48416" calcext:value-type="float">
            <text:p>0.348416</text:p>
          </table:table-cell>
          <table:table-cell/>
        </table:table-row>
        <table:table-row table:style-name="ro1">
          <table:table-cell office:value-type="float" office:value="0.034048" calcext:value-type="float">
            <text:p>0.034048</text:p>
          </table:table-cell>
          <table:table-cell office:value-type="float" office:value="0.35328" calcext:value-type="float">
            <text:p>0.35328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5904" calcext:value-type="float">
            <text:p>0.355904</text:p>
          </table:table-cell>
          <table:table-cell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4688" calcext:value-type="float">
            <text:p>0.354688</text:p>
          </table:table-cell>
          <table:table-cell/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2416" calcext:value-type="float">
            <text:p>0.352416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6352" calcext:value-type="float">
            <text:p>0.356352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5248" calcext:value-type="float">
            <text:p>0.36524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3568" calcext:value-type="float">
            <text:p>0.353568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3968" calcext:value-type="float">
            <text:p>0.363968</text:p>
          </table:table-cell>
          <table:table-cell/>
        </table:table-row>
        <table:table-row table:style-name="ro1">
          <table:table-cell office:value-type="float" office:value="0.03968" calcext:value-type="float">
            <text:p>0.03968</text:p>
          </table:table-cell>
          <table:table-cell office:value-type="float" office:value="0.356704" calcext:value-type="float">
            <text:p>0.356704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9264" calcext:value-type="float">
            <text:p>0.359264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72704" calcext:value-type="float">
            <text:p>0.372704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6384" calcext:value-type="float">
            <text:p>0.356384</text:p>
          </table:table-cell>
          <table:table-cell/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712" calcext:value-type="float">
            <text:p>0.35712</text:p>
          </table:table-cell>
          <table:table-cell/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65536" calcext:value-type="float">
            <text:p>0.365536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0944" calcext:value-type="float">
            <text:p>0.35094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16" calcext:value-type="float">
            <text:p>0.3616</text:p>
          </table:table-cell>
          <table:table-cell/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4784" calcext:value-type="float">
            <text:p>0.354784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1808" calcext:value-type="float">
            <text:p>0.351808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4496" calcext:value-type="float">
            <text:p>0.354496</text:p>
          </table:table-cell>
          <table:table-cell/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9136" calcext:value-type="float">
            <text:p>0.359136</text:p>
          </table:table-cell>
          <table:table-cell/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6208" calcext:value-type="float">
            <text:p>0.3620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8944" calcext:value-type="float">
            <text:p>0.358944</text:p>
          </table:table-cell>
          <table:table-cell/>
        </table:table-row>
        <table:table-row table:style-name="ro1">
          <table:table-cell office:value-type="float" office:value="0.034272" calcext:value-type="float">
            <text:p>0.034272</text:p>
          </table:table-cell>
          <table:table-cell office:value-type="float" office:value="0.354976" calcext:value-type="float">
            <text:p>0.354976</text:p>
          </table:table-cell>
          <table:table-cell/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56032" calcext:value-type="float">
            <text:p>0.356032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5632" calcext:value-type="float">
            <text:p>0.365632</text:p>
          </table:table-cell>
          <table:table-cell/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62208" calcext:value-type="float">
            <text:p>0.36220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3408" calcext:value-type="float">
            <text:p>0.353408</text:p>
          </table:table-cell>
          <table:table-cell/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5968" calcext:value-type="float">
            <text:p>0.35596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888" calcext:value-type="float">
            <text:p>0.35888</text:p>
          </table:table-cell>
          <table:table-cell/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5504" calcext:value-type="float">
            <text:p>0.365504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832" calcext:value-type="float">
            <text:p>0.36832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77344" calcext:value-type="float">
            <text:p>0.377344</text:p>
          </table:table-cell>
          <table:table-cell/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384" calcext:value-type="float">
            <text:p>0.352384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3648" calcext:value-type="float">
            <text:p>0.363648</text:p>
          </table:table-cell>
          <table:table-cell/>
        </table:table-row>
        <table:table-row table:style-name="ro1">
          <table:table-cell office:value-type="float" office:value="0.041248" calcext:value-type="float">
            <text:p>0.041248</text:p>
          </table:table-cell>
          <table:table-cell office:value-type="float" office:value="0.3648" calcext:value-type="float">
            <text:p>0.3648</text:p>
          </table:table-cell>
          <table:table-cell/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4784" calcext:value-type="float">
            <text:p>0.354784</text:p>
          </table:table-cell>
          <table:table-cell/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664" calcext:value-type="float">
            <text:p>0.35664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3072" calcext:value-type="float">
            <text:p>0.363072</text:p>
          </table:table-cell>
          <table:table-cell/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616" calcext:value-type="float">
            <text:p>0.3616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8736" calcext:value-type="float">
            <text:p>0.348736</text:p>
          </table:table-cell>
          <table:table-cell/>
        </table:table-row>
        <table:table-row table:style-name="ro1">
          <table:table-cell office:value-type="float" office:value="0.037792" calcext:value-type="float">
            <text:p>0.037792</text:p>
          </table:table-cell>
          <table:table-cell office:value-type="float" office:value="0.360928" calcext:value-type="float">
            <text:p>0.36092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2496" calcext:value-type="float">
            <text:p>0.362496</text:p>
          </table:table-cell>
          <table:table-cell/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8624" calcext:value-type="float">
            <text:p>0.358624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4688" calcext:value-type="float">
            <text:p>0.354688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4208" calcext:value-type="float">
            <text:p>0.35420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7888" calcext:value-type="float">
            <text:p>0.357888</text:p>
          </table:table-cell>
          <table:table-cell/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6768" calcext:value-type="float">
            <text:p>0.356768</text:p>
          </table:table-cell>
          <table:table-cell/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4848" calcext:value-type="float">
            <text:p>0.354848</text:p>
          </table:table-cell>
          <table:table-cell/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3728" calcext:value-type="float">
            <text:p>0.353728</text:p>
          </table:table-cell>
          <table:table-cell/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5648" calcext:value-type="float">
            <text:p>0.355648</text:p>
          </table:table-cell>
          <table:table-cell/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6128" calcext:value-type="float">
            <text:p>0.356128</text:p>
          </table:table-cell>
          <table:table-cell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0784" calcext:value-type="float">
            <text:p>0.350784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8608" calcext:value-type="float">
            <text:p>0.368608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328" calcext:value-type="float">
            <text:p>0.35328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2832" calcext:value-type="float">
            <text:p>0.352832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456" calcext:value-type="float">
            <text:p>0.35456</text:p>
          </table:table-cell>
          <table:table-cell/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8432" calcext:value-type="float">
            <text:p>0.35843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9056" calcext:value-type="float">
            <text:p>0.369056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296" calcext:value-type="float">
            <text:p>0.35296</text:p>
          </table:table-cell>
          <table:table-cell/>
        </table:table-row>
        <table:table-row table:style-name="ro1">
          <table:table-cell office:value-type="float" office:value="0.034272" calcext:value-type="float">
            <text:p>0.034272</text:p>
          </table:table-cell>
          <table:table-cell office:value-type="float" office:value="0.367168" calcext:value-type="float">
            <text:p>0.36716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3568" calcext:value-type="float">
            <text:p>0.353568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064" calcext:value-type="float">
            <text:p>0.36064</text:p>
          </table:table-cell>
          <table:table-cell/>
        </table:table-row>
        <table:table-row table:style-name="ro1">
          <table:table-cell office:value-type="float" office:value="0.034368" calcext:value-type="float">
            <text:p>0.034368</text:p>
          </table:table-cell>
          <table:table-cell office:value-type="float" office:value="0.360032" calcext:value-type="float">
            <text:p>0.360032</text:p>
          </table:table-cell>
          <table:table-cell/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1712" calcext:value-type="float">
            <text:p>0.351712</text:p>
          </table:table-cell>
          <table:table-cell/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1552" calcext:value-type="float">
            <text:p>0.351552</text:p>
          </table:table-cell>
          <table:table-cell/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6832" calcext:value-type="float">
            <text:p>0.356832</text:p>
          </table:table-cell>
          <table:table-cell/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65376" calcext:value-type="float">
            <text:p>0.365376</text:p>
          </table:table-cell>
          <table:table-cell/>
        </table:table-row>
        <table:table-row table:style-name="ro1">
          <table:table-cell office:value-type="float" office:value="0.036064" calcext:value-type="float">
            <text:p>0.036064</text:p>
          </table:table-cell>
          <table:table-cell office:value-type="float" office:value="0.360672" calcext:value-type="float">
            <text:p>0.360672</text:p>
          </table:table-cell>
          <table:table-cell/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62176" calcext:value-type="float">
            <text:p>0.362176</text:p>
          </table:table-cell>
          <table:table-cell/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9584" calcext:value-type="float">
            <text:p>0.359584</text:p>
          </table:table-cell>
          <table:table-cell/>
        </table:table-row>
        <table:table-row table:style-name="ro1">
          <table:table-cell office:value-type="float" office:value="0.039584" calcext:value-type="float">
            <text:p>0.039584</text:p>
          </table:table-cell>
          <table:table-cell office:value-type="float" office:value="0.355936" calcext:value-type="float">
            <text:p>0.355936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2592" calcext:value-type="float">
            <text:p>0.362592</text:p>
          </table:table-cell>
          <table:table-cell/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648" calcext:value-type="float">
            <text:p>0.355648</text:p>
          </table:table-cell>
          <table:table-cell/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67392" calcext:value-type="float">
            <text:p>0.367392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056" calcext:value-type="float">
            <text:p>0.353056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8128" calcext:value-type="float">
            <text:p>0.368128</text:p>
          </table:table-cell>
          <table:table-cell/>
        </table:table-row>
        <table:table-row table:style-name="ro1">
          <table:table-cell office:value-type="float" office:value="0.03824" calcext:value-type="float">
            <text:p>0.03824</text:p>
          </table:table-cell>
          <table:table-cell office:value-type="float" office:value="0.35376" calcext:value-type="float">
            <text:p>0.35376</text:p>
          </table:table-cell>
          <table:table-cell/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5872" calcext:value-type="float">
            <text:p>0.355872</text:p>
          </table:table-cell>
          <table:table-cell/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8624" calcext:value-type="float">
            <text:p>0.358624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4864" calcext:value-type="float">
            <text:p>0.364864</text:p>
          </table:table-cell>
          <table:table-cell/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2288" calcext:value-type="float">
            <text:p>0.352288</text:p>
          </table:table-cell>
          <table:table-cell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2592" calcext:value-type="float">
            <text:p>0.362592</text:p>
          </table:table-cell>
          <table:table-cell/>
        </table:table-row>
        <table:table-row table:style-name="ro1">
          <table:table-cell office:value-type="float" office:value="0.038176" calcext:value-type="float">
            <text:p>0.038176</text:p>
          </table:table-cell>
          <table:table-cell office:value-type="float" office:value="0.360512" calcext:value-type="float">
            <text:p>0.360512</text:p>
          </table:table-cell>
          <table:table-cell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5872" calcext:value-type="float">
            <text:p>0.355872</text:p>
          </table:table-cell>
          <table:table-cell/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824" calcext:value-type="float">
            <text:p>0.35824</text:p>
          </table:table-cell>
          <table:table-cell/>
        </table:table-row>
        <table:table-row table:style-name="ro1">
          <table:table-cell office:value-type="float" office:value="0.041696" calcext:value-type="float">
            <text:p>0.041696</text:p>
          </table:table-cell>
          <table:table-cell office:value-type="float" office:value="0.366752" calcext:value-type="float">
            <text:p>0.366752</text:p>
          </table:table-cell>
          <table:table-cell/>
        </table:table-row>
        <table:table-row table:style-name="ro1">
          <table:table-cell office:value-type="float" office:value="0.040608" calcext:value-type="float">
            <text:p>0.040608</text:p>
          </table:table-cell>
          <table:table-cell office:value-type="float" office:value="0.357856" calcext:value-type="float">
            <text:p>0.357856</text:p>
          </table:table-cell>
          <table:table-cell/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5408" calcext:value-type="float">
            <text:p>0.35408</text:p>
          </table:table-cell>
          <table:table-cell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6816" calcext:value-type="float">
            <text:p>0.366816</text:p>
          </table:table-cell>
          <table:table-cell/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54336" calcext:value-type="float">
            <text:p>0.354336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5376" calcext:value-type="float">
            <text:p>0.365376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0672" calcext:value-type="float">
            <text:p>0.360672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1904" calcext:value-type="float">
            <text:p>0.351904</text:p>
          </table:table-cell>
          <table:table-cell/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55872" calcext:value-type="float">
            <text:p>0.355872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4368" calcext:value-type="float">
            <text:p>0.354368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92" calcext:value-type="float">
            <text:p>0.3592</text:p>
          </table:table-cell>
          <table:table-cell/>
        </table:table-row>
        <table:table-row table:style-name="ro1">
          <table:table-cell office:value-type="float" office:value="0.03344" calcext:value-type="float">
            <text:p>0.03344</text:p>
          </table:table-cell>
          <table:table-cell office:value-type="float" office:value="0.354528" calcext:value-type="float">
            <text:p>0.354528</text:p>
          </table:table-cell>
          <table:table-cell/>
        </table:table-row>
        <table:table-row table:style-name="ro1">
          <table:table-cell office:value-type="float" office:value="0.031424" calcext:value-type="float">
            <text:p>0.031424</text:p>
          </table:table-cell>
          <table:table-cell office:value-type="float" office:value="0.356416" calcext:value-type="float">
            <text:p>0.356416</text:p>
          </table:table-cell>
          <table:table-cell/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7408" calcext:value-type="float">
            <text:p>0.357408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1376" calcext:value-type="float">
            <text:p>0.361376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62304" calcext:value-type="float">
            <text:p>0.362304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192" calcext:value-type="float">
            <text:p>0.36192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9456" calcext:value-type="float">
            <text:p>0.359456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5936" calcext:value-type="float">
            <text:p>0.355936</text:p>
          </table:table-cell>
          <table:table-cell/>
        </table:table-row>
        <table:table-row table:style-name="ro1">
          <table:table-cell office:value-type="float" office:value="0.032512" calcext:value-type="float">
            <text:p>0.032512</text:p>
          </table:table-cell>
          <table:table-cell office:value-type="float" office:value="0.358208" calcext:value-type="float">
            <text:p>0.358208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9296" calcext:value-type="float">
            <text:p>0.359296</text:p>
          </table:table-cell>
          <table:table-cell/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53472" calcext:value-type="float">
            <text:p>0.353472</text:p>
          </table:table-cell>
          <table:table-cell/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54656" calcext:value-type="float">
            <text:p>0.354656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3728" calcext:value-type="float">
            <text:p>0.353728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1472" calcext:value-type="float">
            <text:p>0.361472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1408" calcext:value-type="float">
            <text:p>0.361408</text:p>
          </table:table-cell>
          <table:table-cell/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1968" calcext:value-type="float">
            <text:p>0.351968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4" calcext:value-type="float">
            <text:p>0.364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9456" calcext:value-type="float">
            <text:p>0.359456</text:p>
          </table:table-cell>
          <table:table-cell/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184" calcext:value-type="float">
            <text:p>0.35184</text:p>
          </table:table-cell>
          <table:table-cell/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5808" calcext:value-type="float">
            <text:p>0.355808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9264" calcext:value-type="float">
            <text:p>0.379264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5296" calcext:value-type="float">
            <text:p>0.355296</text:p>
          </table:table-cell>
          <table:table-cell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744" calcext:value-type="float">
            <text:p>0.3744</text:p>
          </table:table-cell>
          <table:table-cell/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62656" calcext:value-type="float">
            <text:p>0.362656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128" calcext:value-type="float">
            <text:p>0.36128</text:p>
          </table:table-cell>
          <table:table-cell/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2048" calcext:value-type="float">
            <text:p>0.362048</text:p>
          </table:table-cell>
          <table:table-cell/>
        </table:table-row>
        <table:table-row table:style-name="ro1">
          <table:table-cell office:value-type="float" office:value="0.032544" calcext:value-type="float">
            <text:p>0.032544</text:p>
          </table:table-cell>
          <table:table-cell office:value-type="float" office:value="0.356864" calcext:value-type="float">
            <text:p>0.356864</text:p>
          </table:table-cell>
          <table:table-cell/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5632" calcext:value-type="float">
            <text:p>0.35632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5248" calcext:value-type="float">
            <text:p>0.365248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088" calcext:value-type="float">
            <text:p>0.35088</text:p>
          </table:table-cell>
          <table:table-cell/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47328" calcext:value-type="float">
            <text:p>0.347328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016" calcext:value-type="float">
            <text:p>0.36016</text:p>
          </table:table-cell>
          <table:table-cell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6192" calcext:value-type="float">
            <text:p>0.356192</text:p>
          </table:table-cell>
          <table:table-cell/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7664" calcext:value-type="float">
            <text:p>0.357664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3424" calcext:value-type="float">
            <text:p>0.363424</text:p>
          </table:table-cell>
          <table:table-cell/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7504" calcext:value-type="float">
            <text:p>0.357504</text:p>
          </table:table-cell>
          <table:table-cell/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448" calcext:value-type="float">
            <text:p>0.36448</text:p>
          </table:table-cell>
          <table:table-cell/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552" calcext:value-type="float">
            <text:p>0.35552</text:p>
          </table:table-cell>
          <table:table-cell/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62304" calcext:value-type="float">
            <text:p>0.362304</text:p>
          </table:table-cell>
          <table:table-cell/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1216" calcext:value-type="float">
            <text:p>0.361216</text:p>
          </table:table-cell>
          <table:table-cell/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2208" calcext:value-type="float">
            <text:p>0.362208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5088" calcext:value-type="float">
            <text:p>0.365088</text:p>
          </table:table-cell>
          <table:table-cell/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52224" calcext:value-type="float">
            <text:p>0.352224</text:p>
          </table:table-cell>
          <table:table-cell/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61504" calcext:value-type="float">
            <text:p>0.361504</text:p>
          </table:table-cell>
          <table:table-cell/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52704" calcext:value-type="float">
            <text:p>0.352704</text:p>
          </table:table-cell>
          <table:table-cell/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6496" calcext:value-type="float">
            <text:p>0.366496</text:p>
          </table:table-cell>
          <table:table-cell/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5216" calcext:value-type="float">
            <text:p>0.365216</text:p>
          </table:table-cell>
          <table:table-cell/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3328" calcext:value-type="float">
            <text:p>0.363328</text:p>
          </table:table-cell>
          <table:table-cell/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8368" calcext:value-type="float">
            <text:p>0.358368</text:p>
          </table:table-cell>
          <table:table-cell/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6224" calcext:value-type="float">
            <text:p>0.3562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93" meta:object-count="0"/>
    <meta:generator>LibreOffice/4.4.3.2$Windows_x86 LibreOffice_project/88805f81e9fe61362df02b9941de8e38a9b5fd16</meta:generator>
  </office:meta>
</office:document-meta>
</file>